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Heading_20_1">
      <style:paragraph-properties fo:break-before="page"/>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fo:font-style="italic" fo:font-weight="bold" style:font-style-asian="italic" style:font-weight-asian="bold" style:font-style-complex="italic" style:font-weight-complex="bold"/>
    </style:style>
    <style:style style:name="P58" style:family="paragraph" style:parent-style-name="Heading_20_3">
      <style:text-properties fo:font-size="12pt" style:font-size-asian="12pt" style:font-size-complex="12pt"/>
    </style:style>
    <style:style style:name="P59" style:family="paragraph" style:parent-style-name="Heading_20_3">
      <style:text-properties fo:font-style="normal" fo:font-weight="bold" style:font-style-asian="normal" style:font-weight-asian="bold" style:font-style-complex="normal" style:font-weight-complex="bold"/>
    </style:style>
    <style:style style:name="P60" style:family="paragraph" style:parent-style-name="Heading_20_3">
      <style:text-properties fo:font-weight="normal" style:font-weight-asian="normal" style:font-weight-complex="normal"/>
    </style:style>
    <style:style style:name="P61" style:family="paragraph" style:parent-style-name="Heading_20_4">
      <style:text-properties fo:font-style="italic" fo:font-weight="bold" style:font-style-asian="italic" style:font-weight-asian="bold" style:font-style-complex="italic" style:font-weight-complex="bold"/>
    </style:style>
    <style:style style:name="P62" style:family="paragraph" style:parent-style-name="Heading_20_4">
      <style:paragraph-properties fo:margin-left="0cm" fo:margin-right="0cm" fo:text-indent="0cm" style:auto-text-indent="fals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Text_20_body" style:list-style-name="L1"/>
    <style:style style:name="P69" style:family="paragraph" style:parent-style-name="Text_20_body" style:list-style-name="L2">
      <style:text-properties style:text-underline-style="none"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28">
      <style:paragraph-properties fo:text-align="start" style:justify-single-word="false"/>
      <style:text-properties fo:font-weight="bold" style:font-weight-asian="bold" style:font-weight-complex="bold"/>
    </style:style>
    <style:style style:name="P78" style:family="paragraph" style:parent-style-name="Text_20_body" style:list-style-name="L30">
      <style:text-properties fo:font-weight="bold" style:font-weight-asian="bold" style:font-weight-complex="bold"/>
    </style:style>
    <style:style style:name="P79" style:family="paragraph" style:parent-style-name="Text_20_body" style:list-style-name="L42">
      <style:text-properties fo:font-weight="bold" style:font-weight-asian="bold" style:font-weight-complex="bold"/>
    </style:style>
    <style:style style:name="P80" style:family="paragraph" style:parent-style-name="Text_20_body">
      <style:text-properties fo:font-weight="normal" style:font-weight-asian="normal" style:font-weight-complex="normal"/>
    </style:style>
    <style:style style:name="P81" style:family="paragraph" style:parent-style-name="Text_20_body" style:list-style-name="L9">
      <style:text-properties fo:font-weight="normal" style:font-weight-asian="normal" style:font-weight-complex="normal"/>
    </style:style>
    <style:style style:name="P82" style:family="paragraph" style:parent-style-name="Text_20_body" style:list-style-name="L39">
      <style:text-properties fo:font-weight="normal" style:font-weight-asian="normal" style:font-weight-complex="normal"/>
    </style:style>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4">
      <style:text-properties fo:font-style="normal" style:font-style-asian="normal" style:font-style-complex="normal"/>
    </style:style>
    <style:style style:name="P88" style:family="paragraph" style:parent-style-name="Text_20_body" style:list-style-name="L15">
      <style:text-properties fo:font-style="normal" fo:font-weight="normal" style:font-style-asian="normal" style:font-weight-asian="normal" style:font-style-complex="normal" style:font-weight-complex="normal"/>
    </style:style>
    <style:style style:name="P89" style:family="paragraph" style:parent-style-name="Text_20_body" style:list-style-name="L31">
      <style:text-properties fo:font-style="normal" fo:font-weight="normal" style:font-style-asian="normal" style:font-weight-asian="normal" style:font-style-complex="normal" style:font-weight-complex="normal"/>
    </style:style>
    <style:style style:name="P90" style:family="paragraph" style:parent-style-name="Text_20_body" style:list-style-name="L32">
      <style:text-properties fo:font-style="normal" fo:font-weight="normal" style:font-style-asian="normal" style:font-weight-asian="normal" style:font-style-complex="normal" style:font-weight-complex="normal"/>
    </style:style>
    <style:style style:name="P91" style:family="paragraph" style:parent-style-name="Text_20_body" style:list-style-name="L33">
      <style:text-properties fo:font-style="normal" fo:font-weight="normal" style:font-style-asian="normal" style:font-weight-asian="normal" style:font-style-complex="normal" style:font-weight-complex="normal"/>
    </style:style>
    <style:style style:name="P92" style:family="paragraph" style:parent-style-name="Text_20_body" style:list-style-name="L34">
      <style:text-properties fo:font-style="normal" fo:font-weight="normal" style:font-style-asian="normal" style:font-weight-asian="normal" style:font-style-complex="normal" style:font-weight-complex="normal"/>
    </style:style>
    <style:style style:name="P93" style:family="paragraph" style:parent-style-name="Text_20_body" style:list-style-name="L35">
      <style:text-properties fo:font-style="normal" fo:font-weight="normal" style:font-style-asian="normal" style:font-weight-asian="normal" style:font-style-complex="normal" style:font-weight-complex="normal"/>
    </style:style>
    <style:style style:name="P94" style:family="paragraph" style:parent-style-name="Text_20_body" style:list-style-name="L37">
      <style:text-properties fo:font-style="normal" fo:font-weight="normal" style:font-style-asian="normal" style:font-weight-asian="normal" style:font-style-complex="normal" style:font-weight-complex="normal"/>
    </style:style>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8"/>
    <style:style style:name="P99" style:family="paragraph" style:parent-style-name="Text_20_body" style:list-style-name="L19"/>
    <style:style style:name="P100" style:family="paragraph" style:parent-style-name="Text_20_body" style:list-style-name="L20"/>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3"/>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paragraph-properties fo:text-align="start" style:justify-single-word="false"/>
    </style:style>
    <style:style style:name="P109" style:family="paragraph" style:parent-style-name="Text_20_body" style:list-style-name="L29"/>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6"/>
    <style:style style:name="P113" style:family="paragraph" style:parent-style-name="Text_20_body" style:list-style-name="L38"/>
    <style:style style:name="P114" style:family="paragraph" style:parent-style-name="Text_20_body" style:list-style-name="L40"/>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5"/>
    <style:style style:name="P120" style:family="paragraph" style:parent-style-name="Text_20_body" style:list-style-name="L46"/>
    <style:style style:name="P121" style:family="paragraph" style:parent-style-name="Text_20_body" style:list-style-name="L48"/>
    <style:style style:name="P122" style:family="paragraph" style:parent-style-name="Text_20_body" style:list-style-name="L6">
      <style:paragraph-properties fo:margin-left="1.251cm" fo:margin-right="0cm" fo:text-indent="-0.635cm" style:auto-text-indent="false"/>
    </style:style>
    <style:style style:name="P123" style:family="paragraph" style:parent-style-name="Text_20_body">
      <style:paragraph-properties fo:margin-left="2.498cm" fo:margin-right="0cm" fo:text-indent="0cm" style:auto-text-indent="false"/>
    </style:style>
    <style:style style:name="P124" style:family="paragraph" style:parent-style-name="Contents_20_5">
      <style:paragraph-properties>
        <style:tab-stops>
          <style:tab-stop style:position="15.004cm" style:type="right" style:leader-style="dotted" style:leader-text="."/>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80"/>
    </style:style>
    <style:style style:name="T16" style:family="text">
      <style:text-properties fo:color="#000080" fo:font-size="10pt" fo:font-weight="bold" style:font-size-asian="10pt" style:font-weight-asian="bold" style:font-size-complex="10pt" style:font-weight-complex="bold"/>
    </style:style>
    <style:style style:name="T17"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fo:color="#000080" fo:font-weight="normal" style:font-weight-asian="normal" style:font-weight-complex="normal"/>
    </style:style>
    <style:style style:name="T21" style:family="text">
      <style:text-properties fo:color="#000080" fo:font-weight="bold" style:font-weight-asian="bold" style:font-weight-complex="bold"/>
    </style:style>
    <style:style style:name="T22" style:family="text">
      <style:text-properties fo:color="#808080" fo:font-size="10pt" fo:font-weight="normal" style:font-size-asian="10pt" style:font-weight-asian="normal" style:font-size-complex="10pt" style:font-weight-complex="normal"/>
    </style:style>
    <style:style style:name="T2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00ff" fo:font-size="10pt"/>
    </style:style>
    <style:style style:name="T25" style:family="text">
      <style:text-properties fo:color="#8000ff" fo:font-size="10pt" fo:font-weight="normal" style:font-size-asian="10pt" style:font-weight-asian="normal" style:font-size-complex="10pt" style:font-weight-complex="normal"/>
    </style:style>
    <style:style style:name="T26" style:family="text">
      <style:text-properties fo:color="#8000ff" fo:font-size="10pt" style:font-size-asian="10pt" style:font-size-complex="10pt"/>
    </style:style>
    <style:style style:name="T27" style:family="text">
      <style:text-properties fo:color="#8000ff" style:font-name="Courier New" fo:font-size="10pt" style:font-name-asian="Courier New" style:font-size-asian="10pt" style:font-name-complex="Courier New" style:font-size-complex="10pt"/>
    </style:style>
    <style:style style:name="T28" style:family="text">
      <style:text-properties fo:color="#008000" fo:font-size="10pt" fo:font-weight="normal" style:font-size-asian="10pt" style:font-weight-asian="normal" style:font-size-complex="10pt" style:font-weight-complex="normal"/>
    </style:style>
    <style:style style:name="T29"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style:text-position="super 58%"/>
    </style:style>
    <style:style style:name="T39" style:family="text">
      <style:text-properties style:text-position="super 58%" fo:font-style="normal" style:font-style-asian="normal" style:font-style-complex="normal"/>
    </style:style>
    <style:style style:name="T40" style:family="text">
      <style:text-properties style:text-position="super 58%" style:text-underline-style="none" fo:font-weight="normal" style:font-weight-asian="normal" style:font-weight-complex="normal"/>
    </style:style>
    <style:style style:name="T41" style:family="text">
      <style:text-properties fo:font-size="10pt" style:font-size-asian="10pt" style:font-size-complex="10pt"/>
    </style:style>
    <style:style style:name="T42" style:family="text">
      <style:text-properties fo:color="#ff0000" fo:font-size="10pt" fo:font-weight="normal" style:font-size-asian="10pt" style:font-weight-asian="normal" style:font-size-complex="10pt" style:font-weight-complex="normal"/>
    </style:style>
    <style:style style:name="T43"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fo:color="#ff0000" fo:font-size="10pt" fo:font-style="normal" style:font-size-asian="10pt" style:font-style-asian="normal" style:font-size-complex="10pt" style:font-style-complex="normal"/>
    </style:style>
    <style:style style:name="T45"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6"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fo:color="#008080" fo:font-size="10pt" fo:font-weight="normal" style:font-size-asian="10pt" style:font-weight-asian="normal" style:font-size-complex="10pt" style:font-weight-complex="normal"/>
    </style:style>
    <style:style style:name="T4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1" style:family="text">
      <style:text-properties fo:color="#800080"/>
    </style:style>
    <style:style style:name="T52"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fo:color="#800080" fo:font-size="10pt" fo:font-weight="normal" style:font-size-asian="10pt" style:font-weight-asian="normal" style:font-size-complex="10pt" style:font-weight-complex="normal"/>
    </style:style>
    <style:style style:name="T54" style:family="text">
      <style:text-properties fo:font-weight="normal" style:font-weight-asian="normal" style:font-weight-complex="normal"/>
    </style:style>
    <style:style style:name="T55" style:family="text">
      <style:text-properties fo:color="#0000ff"/>
    </style:style>
    <style:style style:name="T5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fo:color="#0000ff" style:font-name="Courier New" fo:font-size="10pt" style:font-name-asian="Courier New" style:font-size-asian="10pt" style:font-name-complex="Courier New" style:font-size-complex="10pt"/>
    </style:style>
    <style:style style:name="T5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ff" fo:font-size="10pt" fo:font-weight="bold" style:font-size-asian="10pt" style:font-weight-asian="bold" style:font-size-complex="10pt" style:font-weight-complex="bold"/>
    </style:style>
    <style:style style:name="T6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61" style:family="text">
      <style:text-properties fo:color="#ff8000" fo:font-size="10pt" fo:font-weight="normal" style:font-size-asian="10pt" style:font-weight-asian="normal" style:font-size-complex="10pt" style:font-weight-complex="normal"/>
    </style:style>
    <style:style style:name="T6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ff8000" fo:font-weight="normal" style:font-weight-asian="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9"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0"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5-02-1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63">Table of Contents</text:p>
          </text:index-title>
          <text:p text:style-name="P64">1 Legal<text:tab/>4</text:p>
          <text:p text:style-name="P64">2 Changes: Objects, Scene &amp; Nodes<text:tab/>5</text:p>
          <text:p text:style-name="P65">2.1 Names are now optional<text:tab/>5</text:p>
          <text:p text:style-name="P65">2.2 How to debug MovableObjects' (and Nodes) data<text:tab/>5</text:p>
          <text:p text:style-name="P66">2.2.1 Interpreting ArrayVector3<text:tab/>7</text:p>
          <text:p text:style-name="P66">2.2.2 Dummy pointers instead of NULL<text:tab/>8</text:p>
          <text:p text:style-name="P65">2.3 Attachment and Visibility<text:tab/>9</text:p>
          <text:p text:style-name="P65">2.4 Attaching/Detaching is more expensive than hiding<text:tab/>9</text:p>
          <text:p text:style-name="P65">2.5 All MovableObjects require a SceneNode (Lights &amp; Cameras)<text:tab/>9</text:p>
          <text:p text:style-name="P65">2.6 Obtaining derived transforms<text:tab/>10</text:p>
          <text:p text:style-name="P65">2.7 SCENE_STATIC and SCENE_DYNAMIC<text:tab/>11</text:p>
          <text:p text:style-name="P66">2.7.1 What means a Node to be SCENE_STATIC:<text:tab/>11</text:p>
          <text:p text:style-name="P66">2.7.2 What means a Entities (and InstancedEntities) to be SCENE_STATIC:<text:tab/>11</text:p>
          <text:p text:style-name="P66">2.7.3 General<text:tab/>12</text:p>
          <text:p text:style-name="P65">2.8 Ogre asserts mCachedAabbOutOfDate or mCachedTransformOutOfDate while in debug mode<text:tab/>13</text:p>
          <text:p text:style-name="P65">2.9 Custom classes derived from Renderable or MovableObject<text:tab/>13</text:p>
          <text:p text:style-name="P64">3 Technical Overview<text:tab/>15</text:p>
          <text:p text:style-name="P65">3.1 Overview<text:tab/>15</text:p>
          <text:p text:style-name="P66">3.1.1 SIMD Coherence<text:tab/>16</text:p>
          <text:p text:style-name="P65">3.2 Memory Managers usage patterns<text:tab/>16</text:p>
          <text:p text:style-name="P66">3.2.1 Cleanups<text:tab/>16</text:p>
          <text:p text:style-name="P65">3.3 Memory preallocation<text:tab/>17</text:p>
          <text:p text:style-name="P65">3.4 Configuring memory managers<text:tab/>17</text:p>
          <text:p text:style-name="P65">3.5 Where is RenderTarget::update? Why do I get errors in Viewport?<text:tab/>17</text:p>
          <text:p text:style-name="P64">4 Compositor<text:tab/>19</text:p>
          <text:p text:style-name="P65">4.1 Nodes<text:tab/>20</text:p>
          <text:p text:style-name="P66">4.1.1 Input &amp; output channels and RTTs<text:tab/>21</text:p>
          <text:p text:style-name="P67">4.1.1.1 Locally declared textures<text:tab/>21</text:p>
          <text:p text:style-name="P67">4.1.1.2 It comes from an input channel.<text:tab/>21</text:p>
          <text:p text:style-name="P67">4.1.1.3 It is a global texture<text:tab/>22</text:p>
          <text:p text:style-name="P67">4.1.1.4 Main RenderTarget<text:tab/>23</text:p>
          <text:p text:style-name="P66">4.1.2 Target<text:tab/>24</text:p>
          <text:p text:style-name="P66">4.1.3 Passes<text:tab/>24</text:p>
          <text:p text:style-name="P67">4.1.3.1 clear<text:tab/>25</text:p>
          <text:p text:style-name="P67">4.1.3.2 quad<text:tab/>25</text:p>
          <text:p text:style-name="P67">4.1.3.3 resolve<text:tab/>27</text:p>
          <text:p text:style-name="P67">4.1.3.4 render_scene<text:tab/>27</text:p>
          <text:p text:style-name="P67">4.1.3.5 stencil<text:tab/>29</text:p>
          <text:p text:style-name="P66">4.1.4 Textures<text:tab/>29</text:p>
          <text:p text:style-name="P67">4.1.4.1 MSAA: Explicit vs Implicit resolves<text:tab/>29</text:p>
          <text:p text:style-name="P124"><text:s/>Implicit resolves<text:tab/>29</text:p>
          <text:p text:style-name="P124"><text:s/>Explicit resolves<text:tab/>29</text:p>
          <text:p text:style-name="P124"><text:s/>Resources<text:tab/>30</text:p>
          <text:p text:style-name="P65">4.2 Shadow Nodes<text:tab/>30</text:p>
          <text:p text:style-name="P66">4.2.1 Setting up shadow nodes<text:tab/>30</text:p>
          <text:p text:style-name="P66">4.2.2 Example<text:tab/>32</text:p>
          <text:p text:style-name="P66">4.2.3 Shadow map atlas<text:tab/>35</text:p>
          <text:p text:style-name="P66">4.2.4 Reuse, recalculate and first<text:tab/>35</text:p>
          <text:p text:style-name="P66"><text:soft-page-break/>4.2.5 Shadow mapping setup types<text:tab/>37</text:p>
          <text:p text:style-name="P67">4.2.5.1 Uniform shadow mapping<text:tab/>37</text:p>
          <text:p text:style-name="P67">4.2.5.2 Focused<text:tab/>37</text:p>
          <text:p text:style-name="P67">4.2.5.3 LispSM<text:tab/>38</text:p>
          <text:p text:style-name="P67">4.2.5.4 PSSM / CSM<text:tab/>38</text:p>
          <text:p text:style-name="P67">4.2.5.5 Plane Optimal<text:tab/>38</text:p>
          <text:p text:style-name="P66">4.2.6 Writing shaders<text:tab/>39</text:p>
          <text:p text:style-name="P65">4.3 Workspaces<text:tab/>39</text:p>
          <text:p text:style-name="P66">4.3.1 Data dependencies between nodes and circular dependencies<text:tab/>42</text:p>
          <text:p text:style-name="P65">4.4 Setting up code<text:tab/>42</text:p>
          <text:p text:style-name="P66">4.4.1 Initializing the workspace<text:tab/>42</text:p>
          <text:p text:style-name="P66">4.4.2 Simple bootstrap for beginners<text:tab/>42</text:p>
          <text:p text:style-name="P66">4.4.3 Advanced C++ users<text:tab/>43</text:p>
          <text:p text:style-name="P64">5 Instancing<text:tab/>43</text:p>
          <text:p text:style-name="P65">5.1 What is instancing?<text:tab/>43</text:p>
          <text:p text:style-name="P65">5.2 Instancing 101<text:tab/>44</text:p>
          <text:p text:style-name="P66">5.2.1 Instances per batch<text:tab/>44</text:p>
          <text:p text:style-name="P65">5.3 Techniques<text:tab/>45</text:p>
          <text:p text:style-name="P66">5.3.1 ShaderBased<text:tab/>45</text:p>
          <text:p text:style-name="P66">5.3.2 VTF (Software)<text:tab/>45</text:p>
          <text:p text:style-name="P66">5.3.3 HW VTF<text:tab/>46</text:p>
          <text:p text:style-name="P67">5.3.3.1 HW VTF LUT<text:tab/>46</text:p>
          <text:p text:style-name="P66">5.3.4 HW Basic<text:tab/>46</text:p>
          <text:p text:style-name="P65">5.4 Custom parameters<text:tab/>47</text:p>
          <text:p text:style-name="P65">5.5 Supporting multiple submeshes<text:tab/>47</text:p>
          <text:p text:style-name="P65">5.6 Defragmenting batches<text:tab/>48</text:p>
          <text:p text:style-name="P66">5.6.1 What is batch fragmentation?<text:tab/>48</text:p>
          <text:p text:style-name="P66">5.6.2 Prevention: Avoiding fragmentation<text:tab/>49</text:p>
          <text:p text:style-name="P66">5.6.3 Cure: Defragmenting on the fly<text:tab/>49</text:p>
          <text:p text:style-name="P65">5.7 Troubleshooting<text:tab/>50</text:p>
          <text:p text:style-name="P64">6 Threading<text:tab/>53</text:p>
          <text:p text:style-name="P65">6.1 Initializing<text:tab/>53</text:p>
          <text:p text:style-name="P66">6.1.1 Ideal number of threads<text:tab/>53</text:p>
          <text:p text:style-name="P66">6.1.2 More info about InstancingThreadedCullingMethod<text:tab/>53</text:p>
          <text:p text:style-name="P65">6.2 What tasks are threaded in Ogre<text:tab/>55</text:p>
          <text:p text:style-name="P65">6.3 Using Ogre's threading system for custom tasks<text:tab/>55</text:p>
          <text:p text:style-name="P65">6.4 Thread safety of SceneNodes<text:tab/>56</text:p>
          <text:p text:style-name="P64">7 Performance Hints<text:tab/>58</text:p>
        </text:index-body>
      </text:table-of-content>
      <text:p text:style-name="Text_20_body"/>
      <text:h text:style-name="P55"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3">sceneManager</text:span><text:span text:style-name="T16">-&gt;</text:span><text:span text:style-name="T4">createEntity</text:span><text:span text:style-name="T16">(</text:span><text:span text:style-name="T4"> </text:span><text:span text:style-name="T22">"myEntityName"</text:span><text:span text:style-name="T16">,</text:span><text:span text:style-name="T4"> </text:span><text:span text:style-name="T22">"meshName.mesh"</text:span><text:span text:style-name="T4"> </text:span><text:span text:style-name="T16">);</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16">*</text:span><text:span text:style-name="T4"> createEntity</text:span><text:span text:style-name="T16">(</text:span><text:span text:style-name="T4"> </text:span><text:span text:style-name="T25">const</text:span><text:span text:style-name="T4"> String</text:span><text:span text:style-name="T16">&amp;</text:span><text:span text:style-name="T4"> meshName</text:span><text:span text:style-name="T16">,</text:span><text:span text:style-name="T4"> </text:span><text:span text:style-name="T25">const</text:span><text:span text:style-name="T4"> String</text:span><text:span text:style-name="T16">&amp;</text:span><text:span text:style-name="T4"> groupName </text:span><text:span text:style-name="T16">= </text:span><text:span text:style-name="T4">ResourceGroupManager</text:span><text:span text:style-name="T16">::</text:span><text:span text:style-name="T4">AUTODETECT_RESOURCE_GROUP_NAME</text:span><text:span text:style-name="T16">,</text:span></text:p>
            <text:p text:style-name="P2"><text:span text:style-name="T4"><text:tab/><text:tab/>SceneMemoryMgrTypes sceneType </text:span><text:span text:style-name="T16">=</text:span><text:span text:style-name="T4"> SCENE_DYNAMIC </text:span><text:span text:style-name="T16">);</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3">Entity *myEnt = sceneManager</text:span><text:span text:style-name="T16">-&gt;</text:span><text:span text:style-name="T4">createEntity</text:span><text:span text:style-name="T16">(</text:span><text:span text:style-name="T4"> </text:span><text:span text:style-name="T22">"meshName.mesh"</text:span><text:span text:style-name="T4"> </text:span><text:span text:style-name="T16">);</text:span></text:p>
            <text:p text:style-name="Table_20_Contents"><text:span text:style-name="T3">myEnt</text:span><text:span text:style-name="T16">-&gt;</text:span><text:span text:style-name="T4">setName</text:span><text:span text:style-name="T16">(</text:span><text:span text:style-name="T4"> </text:span><text:span text:style-name="T22">"myEntityName"</text:span><text:span text:style-name="T4"> </text:span><text:span text:style-name="T16">);</text:span><text:span text:style-name="T4"> </text:span><text:span text:style-name="T28">//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6">class</text:span><text:span text:style-name="T3"> Node</text:span></text:p>
            <text:p text:style-name="P3">{</text:p>
            <text:p text:style-name="P2"><text:span text:style-name="T4"><text:tab/>Vector3<text:tab/><text:tab/>pos</text:span><text:span text:style-name="T16">;</text:span></text:p>
            <text:p text:style-name="P2"><text:span text:style-name="T4"><text:tab/>Quaternion<text:tab/>rotation</text:span><text:span text:style-name="T16">;</text:span></text:p>
            <text:p text:style-name="P2"><text:span text:style-name="T4"><text:tab/>Vector3<text:tab/><text:tab/>scale</text:span><text:span text:style-name="T16">;</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5">class</text:span><text:span text:style-name="T4"> Node</text:span></text:p>
            <text:p text:style-name="P3">{</text:p>
            <text:p text:style-name="P2"><text:span text:style-name="T4"><text:tab/>Vector3<text:tab/><text:tab/></text:span><text:span text:style-name="T16">*</text:span><text:span text:style-name="T4">pos</text:span><text:span text:style-name="T16">;</text:span></text:p>
            <text:p text:style-name="P2"><text:span text:style-name="T4"><text:tab/>Quaternion<text:tab/></text:span><text:span text:style-name="T16">*</text:span><text:span text:style-name="T4">rotation</text:span><text:span text:style-name="T16">;</text:span></text:p>
            <text:p text:style-name="P2"><text:span text:style-name="T4"><text:tab/>Vector3<text:tab/><text:tab/></text:span><text:span text:style-name="T16">*</text:span><text:span text:style-name="T4">scale</text:span><text:span text:style-name="T16">;</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0">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7">mIndex</text:span>. Because this was taken from a SSE2 (single precision) build, it's value can range between 0 and 3 (inclusive). The macro <text:span text:style-name="T41">“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7">,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4">struct</text:span><text:span text:style-name="T2"> Transform</text:span></text:p>
            <text:p text:style-name="P3">{</text:p>
            <text:p text:style-name="P2"><text:span text:style-name="T4"><text:tab/></text:span><text:span text:style-name="T48">/// Which of the packed values is ours. Value in range [0; 4) for SSE2</text:span></text:p>
            <text:p text:style-name="P2"><text:span text:style-name="T4"><text:tab/></text:span><text:span text:style-name="T25">unsigned</text:span><text:span text:style-name="T4"> </text:span><text:span text:style-name="T25">char</text:span><text:span text:style-name="T4"><text:tab/><text:tab/>mIndex</text:span><text:span text:style-name="T16">;</text:span></text:p>
            <text:p text:style-name="P2"><text:span text:style-name="T4"><text:tab/>Node<text:tab/><text:tab/><text:tab/></text:span><text:span text:style-name="T16">**</text:span><text:span text:style-name="T4">mParents</text:span><text:span text:style-name="T16">;</text:span></text:p>
            <text:p text:style-name="P2"><text:span text:style-name="T4"><text:tab/></text:span><text:span text:style-name="T28">/* ... */</text:span></text:p>
            <text:p text:style-name="P2"><text:span text:style-name="T4"><text:tab/></text:span><text:span text:style-name="T25">bool</text:span><text:span text:style-name="T4"><text:tab/></text:span><text:span text:style-name="T16">*</text:span><text:span text:style-name="T4"> RESTRICT_ALIAS mInheritOrientation</text:span><text:span text:style-name="T16">;</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4">struct</text:span><text:span text:style-name="T2"> Transform</text:span></text:p>
            <text:p text:style-name="P3">{</text:p>
            <text:p text:style-name="P2"><text:span text:style-name="T4"><text:tab/></text:span><text:span text:style-name="T28">/* ... */</text:span></text:p>
            <text:p text:style-name="P2"><text:span text:style-name="T4"><text:tab/>Node<text:tab/><text:tab/><text:tab/></text:span><text:span text:style-name="T16">*</text:span><text:span text:style-name="T4">mParents[4]</text:span><text:span text:style-name="T16">;</text:span></text:p>
            <text:p text:style-name="P2"><text:span text:style-name="T4"><text:tab/></text:span><text:span text:style-name="T28">/*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4821749904745090769" text:style-name="L1">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37">the only difference is the content of mIndex</text:span>. When we go to the 5<text:span text:style-name="T38">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58"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8">rd</text:span> column because mIndex is 1; if mIndex were 3; we would have to read the 1<text:span text:style-name="T38">st</text:span> column.</text:p>
      <text:p text:style-name="Text_20_body">m_chunkBase[0] contains four “XX<text:span text:style-name="T37">X</text:span>X” which are read right to left.</text:p>
      <text:p text:style-name="Text_20_body">m_chunkBase[1] contains four “YY<text:span text:style-name="T37">Y</text:span>Y”, ours is the second one (starting from the right)</text:p>
      <text:p text:style-name="Text_20_body">m_chunkBase[3] you should've guessed by now contains “ZZ<text:span text:style-name="T37">Z</text:span>Z”</text:p>
      <text:p text:style-name="Text_20_body">Note that if, for example, the 4<text:span text:style-name="T38">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4">NO</text:span><text:span text:style-name="T65">. </text:span><text:span text:style-name="T66">In SSE2 SIMD builds, ArrayVector3 packs 4 vectors together (because ARRAY_PACKED_REALS = 4). If 4 Nodes are created named A, B, C, D; the picture above is saying:</text:span></text:p>
      <text:list xml:id="list7642641340083234590" text:style-name="L2">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66">So, to know the contents of B, you need to look at the 3</text:span><text:span text:style-name="T40">rd </text:span><text:span text:style-name="T6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7">This is a pattern in Data Oriented Design.</text:span></text:p>
      <text:p text:style-name="Text_20_body">Note however, that MovableObject::mParentNode <text:span text:style-name="T37">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7">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0">Light::getDirection</text:span> and <text:span text:style-name="T30">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0">Camera::detachFromParent; </text:span><text:span text:style-name="T35">otherwise the engine will raise the well-known exception that the object has already been attached to a node</text:span><text:span text:style-name="T30">.</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85028878721804191" text:style-name="L3">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16">-&gt;</text:span><text:span text:style-name="T4">setPosition</text:span><text:span text:style-name="T16">(</text:span><text:span text:style-name="T4"> </text:span><text:span text:style-name="T61">1</text:span><text:span text:style-name="T16">,</text:span><text:span text:style-name="T4"> </text:span><text:span text:style-name="T61">1</text:span><text:span text:style-name="T16">,</text:span><text:span text:style-name="T4"> </text:span><text:span text:style-name="T61">1</text:span><text:span text:style-name="T4"> </text:span><text:span text:style-name="T16">);</text:span></text:p>
            <text:p text:style-name="P2"><text:span text:style-name="T4">Ogre</text:span><text:span text:style-name="T16">::</text:span><text:span text:style-name="T4">Vector3 derivedPos </text:span><text:span text:style-name="T16">=</text:span><text:span text:style-name="T4"> sceneNode</text:span><text:span text:style-name="T16">-&gt;</text:span><text:span text:style-name="T4">_getDerivedPosition</text:span><text:span text:style-name="T16">();</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140957117362782437" text:style-name="L4">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16">-&gt;</text:span><text:span text:style-name="T4">setPosition</text:span><text:span text:style-name="T16">(</text:span><text:span text:style-name="T4"> </text:span><text:span text:style-name="T61">1</text:span><text:span text:style-name="T16">,</text:span><text:span text:style-name="T4"> </text:span><text:span text:style-name="T61">1</text:span><text:span text:style-name="T16">,</text:span><text:span text:style-name="T4"> </text:span><text:span text:style-name="T61">1</text:span><text:span text:style-name="T4"> </text:span><text:span text:style-name="T16">);</text:span></text:p>
            <text:p text:style-name="P2"><text:span text:style-name="T4">sceneNode</text:span><text:span text:style-name="T16">-&gt;</text:span><text:span text:style-name="T4">setOrientation</text:span><text:span text:style-name="T16">(</text:span><text:span text:style-name="T4"> Quaternion</text:span><text:span text:style-name="T16">(</text:span><text:span text:style-name="T4"> Radian</text:span><text:span text:style-name="T16">(</text:span><text:span text:style-name="T4"> </text:span><text:span text:style-name="T61">4.0f</text:span><text:span text:style-name="T4"> </text:span><text:span text:style-name="T16">),</text:span><text:span text:style-name="T4"> Vector3</text:span><text:span text:style-name="T16">::</text:span><text:span text:style-name="T4">UNIT_X </text:span><text:span text:style-name="T16">)</text:span><text:span text:style-name="T4"> </text:span><text:span text:style-name="T16">);</text:span></text:p>
            <text:p text:style-name="P2"><text:span text:style-name="T4">sceneNode</text:span><text:span text:style-name="T16">-&gt;</text:span><text:span text:style-name="T4">setScale</text:span><text:span text:style-name="T16">(</text:span><text:span text:style-name="T4"> </text:span><text:span text:style-name="T61">6</text:span><text:span text:style-name="T16">,</text:span><text:span text:style-name="T4"> </text:span><text:span text:style-name="T61">1</text:span><text:span text:style-name="T16">,</text:span><text:span text:style-name="T4"> </text:span><text:span text:style-name="T61">2</text:span><text:span text:style-name="T4"> </text:span><text:span text:style-name="T16">);</text:span></text:p>
            <text:p text:style-name="P10"/>
            <text:p text:style-name="P2"><text:span text:style-name="T4">Vector3 derivedPos<text:tab/></text:span><text:span text:style-name="T16">=</text:span><text:span text:style-name="T4"> sceneNode</text:span><text:span text:style-name="T16">-&gt;</text:span><text:span text:style-name="T4">_getDerivedPositionUpdated</text:span><text:span text:style-name="T16">();</text:span></text:p>
            <text:p text:style-name="P19">//There's no need to call the Updated variants anymore. The node is up to date now.</text:p>
            <text:p text:style-name="P2"><text:span text:style-name="T4">Quaternion derivedRot<text:tab/></text:span><text:span text:style-name="T16">=</text:span><text:span text:style-name="T4"> sceneNode</text:span><text:span text:style-name="T16">-&gt;</text:span><text:span text:style-name="T4">_getDerivedQuaternion</text:span><text:span text:style-name="T16">();</text:span></text:p>
            <text:p text:style-name="P2"><text:span text:style-name="T4">Vector3 derivedScale<text:tab/></text:span><text:span text:style-name="T16">=</text:span><text:span text:style-name="T4"> sceneNode</text:span><text:span text:style-name="T16">-&gt;</text:span><text:span text:style-name="T4">_getDerivedScale</text:span><text:span text:style-name="T16">();</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951362358627151150" text:style-name="L5">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7">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7">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0">mCachedAabbOutOfDate</text:span>” or “<text:span text:style-name="T30">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771338970475261643" text:style-name="L6">
        <text:list-item>
          <text:p text:style-name="P73">Nodes/Objects are of type SCENE_STATIC and their data changed (i.e. you called setPosition) but no call to SceneManager::notifyStaticDirty was made.</text:p>
        </text:list-item>
      </text:list>
      <text:list xml:id="list8199243848668954088" text:style-name="L7">
        <text:list-item>
          <text:list>
            <text:list-item>
              <text:p text:style-name="P74"><text:span text:style-name="T37">Solution:</text:span> Call SceneManager::notifyStaticDirty, or use a function that implicitly calls that function.</text:p>
            </text:list-item>
          </text:list>
        </text:list-item>
      </text:list>
      <text:list xml:id="list37633286" text:continue-list="list8771338970475261643" text:style-name="L6">
        <text:list-item>
          <text:p text:style-name="P73">You've manually modified their data (i.e. you called setPosition) after SceneManager::updateAllTransforms or SceneManager::updateAllBounds happened; most likely through a listener.</text:p>
        </text:list-item>
      </text:list>
      <text:list xml:id="list9166685740889119545" text:style-name="L8">
        <text:list-item>
          <text:list>
            <text:list-item>
              <text:p text:style-name="P75">Solutions:</text:p>
            </text:list-item>
          </text:list>
        </text:list-item>
      </text:list>
      <text:list xml:id="list6130988366247653277" text:style-name="L9">
        <text:list-item>
          <text:list>
            <text:list-item>
              <text:p text:style-name="P81">Move your calculations so that they happen before updateAllTransforms.</text:p>
            </text:list-item>
            <text:list-item>
              <text:p text:style-name="P81">If it's just a few nodes, call <text:span text:style-name="T51">Node</text:span><text:span text:style-name="T1">::</text:span>_getFullTransformUpdated or <text:span text:style-name="T51">MovableObject</text:span><text:span text:style-name="T1">::</text:span>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p>
            </text:list-item>
            <text:list-item>
              <text:p text:style-name="P81">If it they're many nodes/entities, manually call updateAllTransforms/updateAllBounds again.</text:p>
            </text:list-item>
          </text:list>
        </text:list-item>
      </text:list>
      <text:list xml:id="list37643203" text:continue-list="list37633286" text:style-name="L6">
        <text:list-item>
          <text:p text:style-name="P122">It's a bug in Ogre. Because the refactor was very large, some components still try to modify nodes and movables after the call to updateAllTransforms/updateAllBounds.</text:p>
        </text:list-item>
      </text:list>
      <text:list xml:id="list4488050460813551899" text:style-name="L10">
        <text:list-item>
          <text:list>
            <text:list-item>
              <text:p text:style-name="P76">Solution: <text:a xlink:type="simple" xlink:href="https://ogre3d.atlassian.net/browse/OGRE"><text:span text:style-name="T54">Report the bug to JIRA</text:span></text:a><text:span text:style-name="T5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54">In Ogre 1.x; advanced users could submit or inject Renderables directly to the RenderQueue without the </text:span><text:soft-page-break/><text:span text:style-name="T54">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54">Since Ogre 2.x; a Renderable </text:span><text:span text:style-name="T31">must</text:span><text:span text:style-name="T54"> have a MovableObject linked to it, as RenderQueue's addRenderable function requires two parameters, one for the MovableObject, another for the Renderable. Providing a null pointer as the MovableObject will likely result in a crash.</text:span></text:p>
      <text:p text:style-name="P39">Multiple Renderables can still share the same MovableObject though and implementations don't have to derive from both at the same time either.</text:p>
      <text:p text:style-name="P39"/>
      <text:p text:style-name="Text_20_body"><text:span text:style-name="T54">For objects that are part of the scene, Ogre 1.x employed the </text:span><text:a xlink:type="simple" xlink:href="http://en.wikipedia.org/wiki/Visitor_pattern"><text:span text:style-name="T54">visitor pattern</text:span></text:a><text:span text:style-name="T54"> to query all the Renderables that a MovableObject contained. In Ogre 2.x; this pattern was removed.</text:span></text:p>
      <text:p text:style-name="P39">Ogre users implementing their own classes that derive from MO must populate the MovableObject::mRenderables vector instead; which the SceneManager will access directly to add the renderables to the RenderQueue.</text:p>
      <text:p text:style-name="P39">The reason behind this change is performance. The visitor pattern is too costly for this task.</text:p>
      <text:p text:style-name="P39"/>
      <text:h text:style-name="P55"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8056397812716607743" text:style-name="L11">
        <text:list-item>
          <text:p text:style-name="P83">Multiple NodeArrayMemoryManager. One per parent level.</text:p>
          <text:list>
            <text:list-item>
              <text:p text:style-name="P83">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6" svg:width="9.002cm" svg:height="4.5cm" svg:x="0cm" svg:y="0cm"><text:p text:style-name="P125"><text:span text:style-name="T67">NodeMemoryManager</text:span></text:p><text:p text:style-name="P125"><text:span text:style-name="T68">(contains multiple...)</text:span></text:p><text:p text:style-name="P125"><text:span text:style-name="T67"/></text:p><text:p text:style-name="P125"><text:span text:style-name="T67"/></text:p><text:p text:style-name="P125"><text:span text:style-name="T67"/></text:p><text:p text:style-name="P125"><text:span text:style-name="T67"/></text:p><text:p text:style-name="P125"><text:span text:style-name="T67"/></text:p><text:p text:style-name="P125"><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7" svg:width="7.877cm" svg:height="2.532cm" svg:x="0.843cm" svg:y="1.688cm"><text:p text:style-name="P125"><text:span text:style-name="T67"/></text:p><text:p text:style-name="P125"><text:span text:style-name="T67"/></text:p><text:p text:style-name="P125"><text:span text:style-name="T67">class NodeArrayMemoryManager</text:span></text:p><text:p text:style-name="P125"><text:span text:style-name="T69"/></text:p><text:p text:style-name="P125"><text:span text:style-name="T69"/></text:p><text:p text:style-name="P125"><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8" svg:width="6.188cm" svg:height="1.126cm" svg:x="2.362cm" svg:y="2.813cm"><text:p text:style-name="P125"><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7" svg:width="5.906cm" svg:height="2.532cm" svg:x="9.282cm" svg:y="0.113cm"><text:p text:style-name="P125"><text:span text:style-name="T67"/></text:p><text:p text:style-name="P125"><text:span text:style-name="T67"/></text:p><text:p text:style-name="P125"><text:span text:style-name="T67">Transform</text:span></text:p><text:p text:style-name="P125"><text:span text:style-name="T69"/></text:p><text:p text:style-name="P125"><text:span text:style-name="T69"/></text:p><text:p text:style-name="P125"><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6" svg:width="5.065cm" svg:height="1.407cm" svg:x="10.012cm" svg:y="1.069cm"><text:p text:style-name="P125"><text:span text:style-name="T6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7613308" text:continue-numbering="true" text:style-name="L11">
        <text:list-item>
          <text:p text:style-name="P83">Multiple ObjectDataArrayMemoryManager. One per render queue.</text:p>
          <text:list>
            <text:list-item>
              <text:p text:style-name="P83">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6" svg:width="9.002cm" svg:height="4.5cm" svg:x="0cm" svg:y="0cm"><text:p text:style-name="P125"><text:span text:style-name="T67">ObjectMemoryManager</text:span></text:p><text:p text:style-name="P125"><text:span text:style-name="T68">(contains multiple...)</text:span></text:p><text:p text:style-name="P125"><text:span text:style-name="T67"/></text:p><text:p text:style-name="P125"><text:span text:style-name="T67"/></text:p><text:p text:style-name="P125"><text:span text:style-name="T67"/></text:p><text:p text:style-name="P125"><text:span text:style-name="T67"/></text:p><text:p text:style-name="P125"><text:span text:style-name="T67"/></text:p><text:p text:style-name="P125"><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7" svg:width="7.877cm" svg:height="2.532cm" svg:x="0.843cm" svg:y="1.688cm"><text:p text:style-name="P125"><text:span text:style-name="T67"/></text:p><text:p text:style-name="P125"><text:span text:style-name="T67"/></text:p><text:p text:style-name="P125"><text:span text:style-name="T67">class ObjectDataArrayMemoryManager</text:span></text:p><text:p text:style-name="P125"><text:span text:style-name="T69"/></text:p><text:p text:style-name="P125"><text:span text:style-name="T69"/></text:p><text:p text:style-name="P125"><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8" svg:width="6.188cm" svg:height="1.126cm" svg:x="2.362cm" svg:y="2.813cm"><text:p text:style-name="P125"><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7" svg:width="5.906cm" svg:height="2.532cm" svg:x="9.282cm" svg:y="0.113cm"><text:p text:style-name="P125"><text:span text:style-name="T67"/></text:p><text:p text:style-name="P125"><text:span text:style-name="T67"/></text:p><text:p text:style-name="P125"><text:span text:style-name="T67">MovableObject</text:span></text:p><text:p text:style-name="P125"><text:span text:style-name="T69"/></text:p><text:p text:style-name="P125"><text:span text:style-name="T69"/></text:p><text:p text:style-name="P125"><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6" svg:width="5.065cm" svg:height="1.407cm" svg:x="10.012cm" svg:y="1.069cm"><text:p text:style-name="P125"><text:span text:style-name="T6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7">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7">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513323321113431237" text:style-name="L12">
        <text:list-item>
          <text:p text:style-name="P84">The buffer is resized. Any pointer to the slots will be invalidated (i.e. holding an external reference to Transform::mPosition). The Nodes &amp;MovableObjects internal pointers are automatically updated.</text:p>
        </text:list-item>
        <text:list-item>
          <text:p text:style-name="P84">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7">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7">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0">CompositorPassClearDef</text:span> and <text:span text:style-name="T30">CompositorPassClear</text:span>.</text:p>
      <text:p text:style-name="Text_20_body"><text:span text:style-name="T30">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0">CompositorPassScene::execute</text:span> to understand how to prepare a RenderTarget and render it manually. But again, we insist you should try the Compositor.</text:p>
      <text:h text:style-name="P55"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2">0</text:span><text:span text:style-name="T4"> Input_as_MyLocaName </text:span><text:span text:style-name="T47">//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47">//Clear to violet</text:span></text:p>
            <text:p text:style-name="P2"><text:span text:style-name="T5"><text:tab/><text:tab/></text:span><text:span text:style-name="T17">pass</text:span><text:span text:style-name="T5"> clear</text:span></text:p>
            <text:p text:style-name="P2"><text:span text:style-name="T5"><text:tab/><text:tab/></text:span><text:span text:style-name="T6">{</text:span></text:p>
            <text:p text:style-name="P2"><text:span text:style-name="T5"><text:tab/><text:tab/><text:tab/>colour_value </text:span><text:span text:style-name="T43">1</text:span><text:span text:style-name="T5"> </text:span><text:span text:style-name="T43">0</text:span><text:span text:style-name="T5"> </text:span><text:span text:style-name="T43">1</text:span><text:span text:style-name="T5"> </text:span><text:span text:style-name="T43">1</text:span></text:p>
            <text:p text:style-name="P2"><text:span text:style-name="T5"><text:tab/><text:tab/></text:span><text:span text:style-name="T6">}</text:span></text:p>
            <text:p text:style-name="P2"><text:span text:style-name="T5"><text:tab/><text:tab/></text:span><text:span text:style-name="T17">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3">0</text:span><text:span text:style-name="T5">xffffffff<text:tab/> </text:span><text:span text:style-name="T47">//Viewport's visibility mask</text:span></text:p>
            <text:p text:style-name="P6"/>
            <text:p text:style-name="P2"><text:span text:style-name="T5"><text:tab/><text:tab/><text:tab/>rq_first<text:tab/><text:tab/></text:span><text:span text:style-name="T43">50</text:span><text:span text:style-name="T5"><text:tab/><text:tab/></text:span><text:span text:style-name="T47">//Inclusive</text:span></text:p>
            <text:p text:style-name="P2"><text:span text:style-name="T5"><text:tab/><text:tab/><text:tab/>rq_last<text:tab/><text:tab/></text:span><text:span text:style-name="T43">51</text:span><text:span text:style-name="T5"><text:tab/><text:tab/></text:span><text:span text:style-name="T47">//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3">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819576922709247933" text:style-name="L13">
        <text:list-item>
          <text:p text:style-name="P85">It was locally declared.</text:p>
        </text:list-item>
        <text:list-item>
          <text:p text:style-name="P85">It comes from an input channel.</text:p>
        </text:list-item>
        <text:list-item>
          <text:p text:style-name="P85">It is a global texture declared in the Workspace. Global textures must use the <text:span text:style-name="T31">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2">texture</text:span><text:span text:style-name="T5"> rt0 </text:span><text:span text:style-name="T43">800</text:span><text:span text:style-name="T5"> </text:span><text:span text:style-name="T43">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47">//Clear to violet</text:span></text:p>
            <text:p text:style-name="P2"><text:span text:style-name="T5"><text:tab/><text:tab/></text:span><text:span text:style-name="T17">pass</text:span><text:span text:style-name="T5"> clear</text:span></text:p>
            <text:p text:style-name="P2"><text:span text:style-name="T5"><text:tab/><text:tab/></text:span><text:span text:style-name="T6">{</text:span></text:p>
            <text:p text:style-name="P2"><text:span text:style-name="T5"><text:tab/><text:tab/><text:tab/>colour_value </text:span><text:span text:style-name="T43">1</text:span><text:span text:style-name="T5"> </text:span><text:span text:style-name="T43">0</text:span><text:span text:style-name="T5"> </text:span><text:span text:style-name="T43">1</text:span><text:span text:style-name="T5"> </text:span><text:span text:style-name="T43">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3">0</text:span><text:span text:style-name="T5"> rt0</text:span></text:p>
            <text:p text:style-name="P7">}</text:p>
          </table:table-cell>
        </table:table-row>
      </table:table>
      <text:p text:style-name="Text_20_body">You may have noticed the syntax for declaring the RTT is <text:span text:style-name="T37">almost exactly the same</text:span> as it was in Ogre 1.x</text:p>
      <text:p text:style-name="Text_20_body">Refer to Ogre's 1.9 documentation for more information about it.</text:p>
      <text:p text:style-name="Text_20_body">There are a couple of small changes:</text:p>
      <text:list xml:id="list7192912366541843356" text:style-name="L14">
        <text:list-item>
          <text:p text:style-name="P86"><text:span text:style-name="T37">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5">and using the keyword '</text:span><text:span text:style-name="T30">no_gamma</text:span><text:span text:style-name="T35">' turns it off.</text:span></text:p>
        </text:list-item>
        <text:list-item>
          <text:p text:style-name="P87">The parameter “scope” is no longer available.</text:p>
        </text:list-item>
        <text:list-item>
          <text:p text:style-name="P8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7">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2">0</text:span><text:span text:style-name="T4"> myFirstInput</text:span></text:p>
            <text:p text:style-name="P2"><text:span text:style-name="T4"><text:tab/>in </text:span><text:span text:style-name="T42">1</text:span><text:span text:style-name="T4"> mySecondInput</text:span></text:p>
            <text:p text:style-name="P10"><text:tab/></text:p>
            <text:p text:style-name="P2"><text:span text:style-name="T4"><text:tab/></text:span><text:span text:style-name="T53">texture</text:span><text:span text:style-name="T4"> rt0 target_width_scaled </text:span><text:span text:style-name="T42">0.25</text:span><text:span text:style-name="T4"> target_height_scaled </text:span><text:span text:style-name="T42">0.25</text:span><text:span text:style-name="T4"> PF_R8G8B8</text:span></text:p>
            <text:p text:style-name="P10"/>
            <text:p text:style-name="P2"><text:span text:style-name="T4"><text:tab/>out </text:span><text:span text:style-name="T42">0</text:span><text:span text:style-name="T4"> mySecondInput</text:span></text:p>
            <text:p text:style-name="P2"><text:span text:style-name="T4"><text:tab/>out </text:span><text:span text:style-name="T42">1</text:span><text:span text:style-name="T4"> myFirstInput</text:span></text:p>
            <text:p text:style-name="P2"><text:span text:style-name="T4"><text:tab/>out </text:span><text:span text:style-name="T42">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945514894401865381" text:style-name="L15">
        <text:list-item>
          <text:p text:style-name="P95"><text:soft-page-break/>Global texture names must contain the <text:span text:style-name="T31">global_</text:span><text:span text:style-name="T33"> prefix. Inversely, any local texture or input channel trying to use a name that starts with “global_” is illegal.</text:span></text:p>
        </text:list-item>
        <text:list-item>
          <text:p text:style-name="P88">They can't be used in input or output channels.</text:p>
        </text:list-item>
        <text:list-item>
          <text:p text:style-name="P88">Global textures can be seen by any node belonging to the same workspace, but they can't see a global texture that belongs to a different workspace.</text:p>
        </text:list-item>
        <text:list-item>
          <text:p text:style-name="P88">If a Node uses a global texture that the Workspace didn't declare, execution of the workspace will fail.</text:p>
        </text:list-item>
      </text:list>
      <text:p text:style-name="Text_20_body"><text:span text:style-name="T33">Global textures are as powerful/dangerous as global variables are in C++. The main reason of their existence is that many nodes may use temporary rtts to perform their work, and it's </text:span><text:span text:style-name="T32">very</text:span><text:span text:style-name="T33">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7933068878033324165" text:style-name="L16">
        <text:list-item>
          <text:p text:style-name="P96">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37630856" text:continue-numbering="true" text:style-name="L16">
        <text:list-item>
          <text:p text:style-name="P96">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37635662" text:continue-numbering="true" text:style-name="L16">
        <text:list-item>
          <text:p text:style-name="P96">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0">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798969254313617743" text:style-name="L17">
        <text:list-item>
          <text:p text:style-name="P97">clear (PASS_CLEAR)</text:p>
        </text:list-item>
        <text:list-item>
          <text:p text:style-name="P97">quad (PASS_QUAD)</text:p>
        </text:list-item>
        <text:list-item>
          <text:p text:style-name="P97">resolve (PASS_RESOLVE)</text:p>
        </text:list-item>
        <text:list-item>
          <text:p text:style-name="P97">render_scene (PASS_SCENE)</text:p>
        </text:list-item>
        <text:list-item>
          <text:p text:style-name="P97">stencil (PASS_STENCIL)</text:p>
        </text:list-item>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9164468533215228765" text:style-name="L18">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37614888" text:continue-list="list37635662" text:style-name="L16">
        <text:list-item>
          <text:p text:style-name="P96">pass &lt;type&gt; [customId]</text:p>
        </text:list-item>
      </text:list>
      <text:p text:style-name="P49">'<text:span text:style-name="T30">type</text:span>' must be one of the supported types: clear, quad, resolve, render_scene, stencil, custom.</text:p>
      <text:p text:style-name="P49"><text:soft-page-break/>The <text:span text:style-name="T30">customId</text:span><text:span text:style-name="T35"> parameter is optional and </text:span><text:span text:style-name="T35">is used by custom passes to give the registered custom pass provider the means to identify multiple types, in case there are more than one type of custom passes.</text:span></text:p>
      <text:list xml:id="list37641031" text:continue-numbering="true" text:style-name="L16">
        <text:list-item>
          <text:p text:style-name="P96">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list xml:id="list37623895" text:continue-numbering="true" text:style-name="L16">
        <text:list-item>
          <text:p text:style-name="P96">identifier &lt;number&gt;</text:p>
        </text:list-item>
      </text:list>
      <text:p text:style-name="P49">An arbitrary user-defined numeric ID used for identifying individual passes in the C++ code.</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511324728473284983" text:style-name="L19">
        <text:list-item>
          <text:p text:style-name="P99">use_quad [yes|no]</text:p>
        </text:list-item>
      </text:list>
      <text:p text:style-name="P44">Default is <text:span text:style-name="T32">no</text:span>. When <text:span text:style-name="T30">no</text:span>; the compositor will draw a fullscreen <text:span text:style-name="T30">triangle</text:span>. Due to how modern GPUs work, using two rectangles wastes GPU processing power in the diagonal borders because pixels are processed <text:span text:style-name="T30">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30">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37616783" text:continue-list="list37623895" text:style-name="L16">
        <text:list-item>
          <text:p text:style-name="P96">quad_normals [camera_far_corners_view_space|camera_far_corners_world_space]</text:p>
        </text:list-item>
      </text:list>
      <text:p text:style-name="P49">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7">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7">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0">MSAA: Explicit vs Implicit resolves</text:span></text:a> section for more information.</text:p>
      <text:h text:style-name="Heading_20_4" text:outline-level="4">render_scene</text:h>
      <text:p text:style-name="Text_20_body">The syntax is also similar to 1.x; but there were a couple modifications:</text:p>
      <text:list xml:id="list4741495675626698276" text:style-name="L20">
        <text:list-item>
          <text:p text:style-name="P100">rq_first <text:s/>&lt;id&gt;</text:p>
        </text:list-item>
      </text:list>
      <text:p text:style-name="P50">Replaces first_render_queue. The default is 0. Must be a value between 0 and 255. The value is inclusive</text:p>
      <text:list xml:id="list37617840" text:continue-numbering="true" text:style-name="L20">
        <text:list-item>
          <text:p text:style-name="P100">rq_last <text:s/>&lt;id&gt;</text:p>
        </text:list-item>
      </text:list>
      <text:p text:style-name="P50">Replaces last_render_queue. The default is “max” which is a special parameter that implies the last active render queue ID. If numeric, value must be between 0 and 255. The value is <text:span text:style-name="T37">not</text:span> inclusive.</text:p>
      <text:list xml:id="list37624113" text:continue-numbering="true" text:style-name="L20">
        <text:list-item>
          <text:p text:style-name="P100">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3745323827594184794" text:style-name="L48">
        <text:list-item>
          <text:p text:style-name="P121">visibility_mask &lt;number&gt;</text:p>
        </text:list-item>
      </text:list>
      <text:p text:style-name="P50">Visibility mask to be used by the pass' viewport. Those entities that fail the test '<text:span text:style-name="T30">entityMask &amp; visibility_mask</text:span>' will not be rendered. There are no significant changes to Ogre 1.x, except that the script compiler now accepts hexadecimal values with the 0x prefix; not just decimal values.</text:p>
      <text:list xml:id="list37616497" text:continue-list="list37624113" text:style-name="L20">
        <text:list-item>
          <text:p text:style-name="P100">shadows &lt;off|shadow_node_name&gt; &lt;reuse|recalculate|first&gt;</text:p>
        </text:list-item>
      </text:list>
      <text:p text:style-name="P50">Off by default. Specifies the shadow node to use for rendering with shadow maps. See <text:soft-page-break/>section about <text:a xlink:type="simple" xlink:href="#3.2.4.Reuse, recalculate &amp; first|outline"><text:span text:style-name="T30">Shadow Nodes</text:span></text:a> for more information. When a shadow node's name is provided, the second parameter defaults to “<text:span text:style-name="T30">first</text:span>”.</text:p>
      <text:list xml:id="list37634580" text:continue-numbering="true" text:style-name="L20">
        <text:list-item>
          <text:p text:style-name="P100">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7622773" text:continue-numbering="true" text:style-name="L20">
        <text:list-item>
          <text:p text:style-name="P100">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7626668" text:continue-numbering="true" text:style-name="L20">
        <text:list-item>
          <text:p text:style-name="P100">lod_update_list <text:span text:style-name="T65">[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7635183" text:continue-numbering="true" text:style-name="L20">
        <text:list-item>
          <text:p text:style-name="P100">lod_bias <text:s/>&lt;bias&gt;</text:p>
        </text:list-item>
      </text:list>
      <text:p text:style-name="P50">Applies a bias multiplier to the lod. Valid values are in range [0; Inf). A higher lod bias causes LOD to pop up sooner. Default: 1.0</text:p>
      <text:list xml:id="list37624739" text:continue-numbering="true" text:style-name="L20">
        <text:list-item>
          <text:p text:style-name="P100">camera_cubemap_reorient <text:span text:style-name="T65">[yes|no]</text:span></text:p>
        </text:list-item>
      </text:list>
      <text:p text:style-name="P50">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0"><text:span text:style-name="T37">Note:</text:span> if the target is not a cubemap, Ogre will still try to rotate the camera, often to unintended angles.</text:p>
      <text:h text:style-name="P62" text:outline-level="4"><text:soft-page-break/>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text:soft-page-break/>Like implicit resolves, RTTs have a dirty flag. However:</text:p>
      <text:list xml:id="list1288167419132799470" text:style-name="L21">
        <text:list-item>
          <text:p text:style-name="P101">Attempting to bind a dirty RTT as a texture will cause Ogre to send the MSAA buffer; granting the shader the ability to access subsamples.</text:p>
        </text:list-item>
        <text:list-item>
          <text:p text:style-name="P10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0">explicitly </text:span>tell Ogre to <text:span text:style-name="T35">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66832987125315454" text:style-name="L22">
        <text:list-item>
          <text:p text:style-name="P102"><text:a xlink:type="simple" xlink:href="http://mynameismjp.wordpress.com/2012/10/24/msaa-overview/"><text:span text:style-name="T54">A Quick Overview of MSAA</text:span></text:a></text:p>
        </text:list-item>
        <text:list-item>
          <text:p text:style-name="P102"><text:a xlink:type="simple" xlink:href="http://mynameismjp.wordpress.com/2012/10/28/msaa-resolve-filters/"><text:span text:style-name="T5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30">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7629439" text:continue-list="list37624739" text:style-name="L20">
        <text:list-item>
          <text:p text:style-name="P100">technique &lt;uniform|planeoptimal|focused|lispsm|pssm&gt;</text:p>
        </text:list-item>
      </text:list>
      <text:p text:style-name="P50"><text:soft-page-break/>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7">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7622835" text:continue-numbering="true" text:style-name="L20">
        <text:list-item>
          <text:p text:style-name="P100">use_aggressive_focus_region &lt;true|false&gt;</text:p>
        </text:list-item>
      </text:list>
      <text:p text:style-name="P50">Used by Focused, LispSM &amp; PSSM techniques. Default is true. If you're having shadow mapping glitches, try setting this value to false. Note however, quality degradation for disabling it can be noticeable.</text:p>
      <text:list xml:id="list37624365" text:continue-numbering="true" text:style-name="L20">
        <text:list-item>
          <text:p text:style-name="P100">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4"> When this value is negative, lispsm reverts to a focused shadow map technique. This is very useful for users who want to use PSSM techniques with focused setups instead of LispSM.</text:span></text:p>
      <text:list xml:id="list37612852" text:continue-numbering="true" text:style-name="L20">
        <text:list-item>
          <text:p text:style-name="P100">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4"> When optimal_adjust_factor is negative (i.e. pssm + focused), this setting is ignored.</text:span></text:p>
      <text:list xml:id="list37640499" text:continue-numbering="true" text:style-name="L20">
        <text:list-item>
          <text:p text:style-name="P100">num_splits &lt;num_splits&gt;</text:p>
        </text:list-item>
      </text:list>
      <text:p text:style-name="P50">Only used by PSSM techniques. Specifies the number of splits per light. Can vary per shadow map. The number of splits must be greater than 2. Default is 3.</text:p>
      <text:list xml:id="list37612076" text:continue-numbering="true" text:style-name="L20">
        <text:list-item>
          <text:p text:style-name="P100">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460082909239451546" text:style-name="L23">
        <text:list-item>
          <text:p text:style-name="P103">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text:soft-page-break/>[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122914801779688723" text:style-name="L24">
        <text:list-item>
          <text:p text:style-name="P104">&lt;Name&gt;</text:p>
        </text:list-item>
      </text:list>
      <text:p text:style-name="P50">Like regular textures, a locally unique name must be assigned (and cannot start with <text:span text:style-name="T30">global_</text:span> prefix). To avoid confusions, it is highly recommended that you name them by the number of shadow map. i.e. name the first shadow map “0”, the second one “1”</text:p>
      <text:list xml:id="list37612496" text:continue-numbering="true" text:style-name="L24">
        <text:list-item>
          <text:p text:style-name="P104">&lt;fsaa&gt;</text:p>
        </text:list-item>
      </text:list>
      <text:p text:style-name="P50">The default value is always 0 regardless of system settings. Setting this to higher values will activate fsaa. This behavior differs from regular texture declarations.</text:p>
      <text:list xml:id="list37613291" text:continue-numbering="true" text:style-name="L24">
        <text:list-item>
          <text:p text:style-name="P104">&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7624949" text:continue-numbering="true" text:style-name="L24">
        <text:list-item>
          <text:p text:style-name="P104">light &lt;index&gt;</text:p>
        </text:list-item>
      </text:list>
      <text:p text:style-name="P50">Indicates which light index will be associated with this shadow map. i.e. the Shadow map #0 may contain the Nth closest shadow mapping light to the entity, not necessarily the first one.</text:p>
      <text:list xml:id="list37634678" text:continue-numbering="true" text:style-name="L24">
        <text:list-item>
          <text:p text:style-name="P104">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0">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19">technique</text:span><text:span text:style-name="T10"> focused</text:span></text:p>
            <text:p text:style-name="P2"><text:span text:style-name="T11"><text:tab/>shadow_map </text:span><text:span text:style-name="T45">0</text:span><text:span text:style-name="T11"> </text:span><text:span text:style-name="T45">2048</text:span><text:span text:style-name="T11"> </text:span><text:span text:style-name="T45">2048</text:span><text:span text:style-name="T11"> PF_FLOAT16_R light </text:span><text:span text:style-name="T45">0</text:span></text:p>
            <text:p text:style-name="P2"><text:span text:style-name="T11"><text:tab/></text:span><text:span text:style-name="T49">//Render shadow map "0"</text:span></text:p>
            <text:p text:style-name="P2"><text:span text:style-name="T11"><text:tab/>shadow_map </text:span><text:span text:style-name="T45">0</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rq_first </text:span><text:span text:style-name="T4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4"><text:tab/></text:span><text:span text:style-name="T15">technique</text:span><text:span text:style-name="T54"> pssm</text:span></text:p>
            <text:p text:style-name="P2"><text:span text:style-name="T10"><text:tab/></text:span><text:span text:style-name="T49">//Render 1st closest light, splits 0 1 &amp; 2</text:span></text:p>
            <text:p text:style-name="P2"><text:span text:style-name="T11"><text:tab/>shadow_map myStringName </text:span><text:span text:style-name="T45">2048</text:span><text:span text:style-name="T11"> </text:span><text:span text:style-name="T45">2048</text:span><text:span text:style-name="T11"> PF_FLOAT16_R light </text:span><text:span text:style-name="T45">0</text:span><text:span text:style-name="T11"> split </text:span><text:span text:style-name="T45">0</text:span></text:p>
            <text:p text:style-name="P2"><text:span text:style-name="T11"><text:tab/>shadow_map </text:span><text:span text:style-name="T45">1</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1</text:span></text:p>
            <text:p text:style-name="P2"><text:span text:style-name="T11"><text:tab/>shadow_map </text:span><text:span text:style-name="T45">2</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2</text:span></text:p>
            <text:p text:style-name="P12"><text:tab/></text:p>
            <text:p text:style-name="P2"><text:span text:style-name="T11"><text:tab/></text:span><text:span text:style-name="T49">//Change to focused from now on</text:span></text:p>
            <text:p text:style-name="P2"><text:span text:style-name="T11"><text:tab/></text:span><text:span text:style-name="T18">technique</text:span><text:span text:style-name="T11"> focused</text:span></text:p>
            <text:p text:style-name="P2"><text:span text:style-name="T11"><text:tab/>shadow_map </text:span><text:span text:style-name="T45">3</text:span><text:span text:style-name="T11"> </text:span><text:span text:style-name="T45">1024</text:span><text:span text:style-name="T11"> </text:span><text:span text:style-name="T45">1024</text:span><text:span text:style-name="T11"> PF_FLOAT16_R light </text:span><text:span text:style-name="T45">1</text:span></text:p>
            <text:p text:style-name="P2"><text:span text:style-name="T11"><text:tab/>shadow_map </text:span><text:span text:style-name="T45">4</text:span><text:span text:style-name="T11"> </text:span><text:span text:style-name="T45">1024</text:span><text:span text:style-name="T11"> </text:span><text:span text:style-name="T45">1024</text:span><text:span text:style-name="T11"> PF_FLOAT16_R light </text:span><text:span text:style-name="T45">2</text:span></text:p>
            <text:p text:style-name="P2"><text:span text:style-name="T11"><text:tab/>shadow_map </text:span><text:span text:style-name="T45">5</text:span><text:span text:style-name="T11"> </text:span><text:span text:style-name="T45">512</text:span><text:span text:style-name="T11"> </text:span><text:span text:style-name="T45">512</text:span><text:span text:style-name="T11"> PF_FLOAT16_R light </text:span><text:span text:style-name="T45">3</text:span></text:p>
            <text:p text:style-name="P12"/>
            <text:p text:style-name="P2"><text:span text:style-name="T11"><text:tab/></text:span><text:span text:style-name="T49">//Render shadow maps "myStringName", "1", "2", "3", "4" and "5"</text:span></text:p>
            <text:p text:style-name="P2"><text:span text:style-name="T11"><text:tab/>shadow_map myStringName </text:span><text:span text:style-name="T45">1</text:span><text:span text:style-name="T11"> </text:span><text:span text:style-name="T45">2 3 4</text:span><text:span text:style-name="T11"> </text:span><text:span text:style-name="T45">5</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rq_first </text:span><text:span text:style-name="T4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4"><text:tab/></text:span><text:span text:style-name="T15">technique</text:span><text:span text:style-name="T54"> pssm</text:span></text:p>
            <text:p text:style-name="P2"><text:span text:style-name="T10"><text:tab/></text:span><text:span text:style-name="T49">//Render 1st closest light, splits 0 1 &amp; 2</text:span></text:p>
            <text:p text:style-name="P2"><text:span text:style-name="T11"><text:tab/>shadow_map myStringName </text:span><text:span text:style-name="T45">2048</text:span><text:span text:style-name="T11"> </text:span><text:span text:style-name="T45">2048</text:span><text:span text:style-name="T11"> PF_FLOAT16_R light </text:span><text:span text:style-name="T45">0</text:span><text:span text:style-name="T11"> split </text:span><text:span text:style-name="T45">0</text:span></text:p>
            <text:p text:style-name="P2"><text:span text:style-name="T11"><text:tab/>shadow_map </text:span><text:span text:style-name="T45">1</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1</text:span></text:p>
            <text:p text:style-name="P2"><text:span text:style-name="T11"><text:tab/>shadow_map </text:span><text:span text:style-name="T45">2</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2</text:span></text:p>
            <text:p text:style-name="P12"><text:tab/></text:p>
            <text:p text:style-name="P2"><text:span text:style-name="T11"><text:tab/></text:span><text:span text:style-name="T49">//Change to focused from now on</text:span></text:p>
            <text:p text:style-name="P2"><text:span text:style-name="T11"><text:tab/></text:span><text:span text:style-name="T49">//(we can also change optimal_adjust_factor, etc)</text:span></text:p>
            <text:p text:style-name="P2"><text:span text:style-name="T11"><text:tab/></text:span><text:span text:style-name="T18">technique</text:span><text:span text:style-name="T11"> focused</text:span></text:p>
            <text:p text:style-name="P2"><text:span text:style-name="T11"><text:tab/> </text:span><text:span text:style-name="T49">//Render 2nd closest light in the 4th shadow map</text:span></text:p>
            <text:p text:style-name="P2"><text:span text:style-name="T11"><text:tab/></text:span><text:span text:style-name="T49">//(could be directional, point, spot)</text:span></text:p>
            <text:p text:style-name="P2"><text:span text:style-name="T11"><text:tab/>shadow_map </text:span><text:span text:style-name="T45">3</text:span><text:span text:style-name="T11"> </text:span><text:span text:style-name="T45">1024</text:span><text:span text:style-name="T11"> </text:span><text:span text:style-name="T45">1024</text:span><text:span text:style-name="T11"> PF_FLOAT16_R light </text:span><text:span text:style-name="T45">1</text:span></text:p>
            <text:p text:style-name="P2"><text:span text:style-name="T11"><text:tab/></text:span><text:span text:style-name="T49">//Render 3rd closest light in the 5th shadow map</text:span></text:p>
            <text:p text:style-name="P2"><text:span text:style-name="T11"><text:tab/>shadow_map </text:span><text:span text:style-name="T45">4</text:span><text:span text:style-name="T11"> </text:span><text:span text:style-name="T45">1024</text:span><text:span text:style-name="T11"> </text:span><text:span text:style-name="T45">1024</text:span><text:span text:style-name="T11"> PF_FLOAT16_R light </text:span><text:span text:style-name="T45">2</text:span></text:p>
            <text:p text:style-name="P12"/>
            <text:p text:style-name="P2"><text:span text:style-name="T11"><text:tab/></text:span><text:span text:style-name="T49">//Don't use aggressive focus region on shadow map 5 (and from anything</text:span></text:p>
            <text:p text:style-name="P2"><text:span text:style-name="T11"><text:tab/></text:span><text:span text:style-name="T49">//declared from now on, we can also turn it back on later) just for</text:span></text:p>
            <text:p text:style-name="P2"><text:span text:style-name="T11"><text:tab/></text:span><text:span text:style-name="T49">//showcasing how this works</text:span></text:p>
            <text:p text:style-name="P2"><text:span text:style-name="T11"><text:tab/>use_aggressive_focus_region </text:span><text:span text:style-name="T56">false</text:span></text:p>
            <text:p text:style-name="P2"><text:span text:style-name="T11"><text:tab/>shadow_map </text:span><text:span text:style-name="T45">5</text:span><text:span text:style-name="T11"> </text:span><text:span text:style-name="T45">target_width_scaled 0.25</text:span><text:span text:style-name="T11"> </text:span><text:span text:style-name="T45">1024</text:span><text:span text:style-name="T11"> PF_FLOAT16_R light </text:span><text:span text:style-name="T45">3</text:span></text:p>
            <text:p text:style-name="P12"/>
            <text:p text:style-name="P2"><text:span text:style-name="T11"><text:tab/></text:span><text:span text:style-name="T49">//Render shadow maps "myStringName", "1", "2", and "5"</text:span></text:p>
            <text:p text:style-name="P2"><text:span text:style-name="T11"><text:tab/>shadow_map myStringName </text:span><text:span text:style-name="T45">1</text:span><text:span text:style-name="T11"> </text:span><text:span text:style-name="T45">2</text:span><text:span text:style-name="T11"> </text:span><text:span text:style-name="T45">5</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45">0</text:span><text:span text:style-name="T11">xffffffff</text:span></text:p>
            <text:p text:style-name="P2"><text:span text:style-name="T11"><text:tab/><text:tab/><text:tab/>rq_first </text:span><text:span text:style-name="T45">0</text:span></text:p>
            <text:p text:style-name="P2"><text:span text:style-name="T11"><text:tab/><text:tab/><text:tab/>rq_last max </text:span><text:span text:style-name="T49">//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49">//Render shadow map "4" with a different setting</text:span></text:p>
            <text:p text:style-name="P2"><text:span text:style-name="T11"><text:tab/>shadow_map </text:span><text:span text:style-name="T45">4</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45">4</text:span><text:span text:style-name="T11"> </text:span><text:span text:style-name="T49">//Note this is needed!</text:span></text:p>
            <text:p text:style-name="P2"><text:span text:style-name="T11"><text:tab/><text:tab/><text:tab/>visibility_mask </text:span><text:span text:style-name="T45">0</text:span><text:span text:style-name="T11">xfaffffff</text:span></text:p>
            <text:p text:style-name="P2"><text:span text:style-name="T11"><text:tab/><text:tab/><text:tab/>rq_first<text:tab/></text:span><text:span text:style-name="T45">40</text:span></text:p>
            <text:p text:style-name="P2"><text:span text:style-name="T11"><text:tab/><text:tab/><text:tab/>rq_last<text:tab/></text:span><text:span text:style-name="T45">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49">//Regular way of declaring passes also works.</text:span></text:p>
            <text:p text:style-name="P2"><text:span text:style-name="T11"><text:tab/>target </text:span><text:span text:style-name="T45">3</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45">3</text:span><text:span text:style-name="T11"> </text:span><text:span text:style-name="T49">//Note this is needed!</text:span></text:p>
            <text:p text:style-name="P2"><text:span text:style-name="T11"><text:tab/><text:tab/><text:tab/>visibility_mask </text:span><text:span text:style-name="T45">0</text:span><text:span text:style-name="T11">xfaffffff</text:span></text:p>
            <text:p text:style-name="P2"><text:span text:style-name="T11"><text:tab/><text:tab/><text:tab/>rq_first<text:tab/></text:span><text:span text:style-name="T45">42</text:span></text:p>
            <text:p text:style-name="P2"><text:span text:style-name="T11"><text:tab/><text:tab/><text:tab/>rq_last<text:tab/></text:span><text:span text:style-name="T45">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49">//Send this RTT to the output channel. Other nodes can now use it.</text:span></text:p>
            <text:p text:style-name="P2"><text:span text:style-name="T11"><text:tab/>out </text:span><text:span text:style-name="T45">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7">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0">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4"><text:tab/></text:span><text:span text:style-name="T20">technique</text:span><text:span text:style-name="T54"> pssm</text:span></text:p>
            <text:p text:style-name="P2"><text:span text:style-name="T10"><text:tab/></text:span><text:span text:style-name="T49">//Render 1st closest light, splits 0 1 &amp; 2, and 2</text:span><text:span text:style-name="T50">nd</text:span><text:span text:style-name="T49"> light into myAtlas</text:span></text:p>
            <text:p text:style-name="P2"><text:span text:style-name="T11"><text:tab/>shadow_map myAtlas </text:span><text:span text:style-name="T45">2048</text:span><text:span text:style-name="T11"> </text:span><text:span text:style-name="T45">2048</text:span><text:span text:style-name="T11"> PF_FLOAT16_R light </text:span><text:span text:style-name="T45">0</text:span><text:span text:style-name="T11"> split </text:span><text:span text:style-name="T45">0 </text:span><text:span text:style-name="T11">viewport</text:span><text:span text:style-name="T45"> 0 0 0.5 0.5</text:span></text:p>
            <text:p text:style-name="P2"><text:span text:style-name="T11"><text:tab/>shadow_atlas myAtlas light </text:span><text:span text:style-name="T45">0</text:span><text:span text:style-name="T11"> split </text:span><text:span text:style-name="T45">1 </text:span><text:span text:style-name="T11">viewport</text:span><text:span text:style-name="T45"> 0 0.5 0.5 0.5</text:span></text:p>
            <text:p text:style-name="P2"><text:span text:style-name="T11"><text:tab/>shadow_atlas myAtlas light </text:span><text:span text:style-name="T45">0</text:span><text:span text:style-name="T11"> split </text:span><text:span text:style-name="T45">2 </text:span><text:span text:style-name="T11">viewport</text:span><text:span text:style-name="T45"> 0.5 0 0.5 0.5</text:span></text:p>
            <text:p text:style-name="P2"><text:span text:style-name="T11"><text:tab/></text:span><text:span text:style-name="T18">technique</text:span><text:span text:style-name="T11"> focused</text:span></text:p>
            <text:p text:style-name="P2"><text:span text:style-name="T11"><text:tab/>shadow_atlas myAtlas light </text:span><text:span text:style-name="T45">1 </text:span><text:span text:style-name="T11">viewport</text:span><text:span text:style-name="T45"> 0.5 0.5 0.5 0.5</text:span></text:p>
            <text:p text:style-name="P2"><text:span text:style-name="T11"><text:tab/></text:span><text:span text:style-name="T49">/*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49">/*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19">pass</text:span><text:span text:style-name="T10"> clear </text:span><text:span text:style-name="T13">{</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0</text:span><text:span text:style-name="T10"> </text:span><text:span text:style-name="T46">0.0</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5</text:span><text:span text:style-name="T10"> </text:span><text:span text:style-name="T46">0.0</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0</text:span><text:span text:style-name="T10"> </text:span><text:span text:style-name="T46">0.5</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5</text:span><text:span text:style-name="T10"> </text:span><text:span text:style-name="T46">0.5</text:span><text:span text:style-name="T10"> </text:span><text:span text:style-name="T46">0.5</text:span><text:span text:style-name="T10"> </text:span><text:span text:style-name="T46">0.5</text:span><text:span text:style-name="T10"> </text:span><text:span text:style-name="T13">}</text:span></text:p>
            <text:p text:style-name="P2"><text:span text:style-name="T10"><text:tab/></text:span><text:span text:style-name="T13">}</text:span></text:p>
            <text:p text:style-name="P2"><text:span text:style-name="T11"><text:tab/></text:span><text:span text:style-name="T49">/*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7"><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2346953971493662903" text:style-name="L25">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823320306555816625" text:style-name="L26">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6186608153907737426" text:style-name="L27">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1">Ogre has no choice but to recalculate and execute the shadow node again</text:span><text:span text:style-name="T30">, </text:span><text:span text:style-name="T35">updating the shadow maps.</text:span></text:p>
      <text:p text:style-name="P33">When the third pass kicks in, the camera has changed again; thus we need to execute the shadow node... again!</text:p>
      <text:p text:style-name="P30"><text:span text:style-name="T35">Ogre will log a warning when it detects a suboptimal compositor setup such as this one. To be more specific, Ogre detects that the 3</text:span><text:span text:style-name="T39">rd</text:span><text:span text:style-name="T35"> pass uses the same results as the 1</text:span><text:span text:style-name="T39">st</text:span><text:span text:style-name="T35"> pass, but the shadow node is being forced to recalculate in the third one, instead of reusing.</text:span></text:p>
      <text:p text:style-name="P33">There are several ways to solve this problem:</text:p>
      <text:list xml:id="list4741435339804235170" text:style-name="L28">
        <text:list-item>
          <text:p text:style-name="P77"><text:span text:style-name="T35">Render reflections first:</text:span><text:span text:style-name="T33"> This is perhaps the most obvious one. If there are no data dependencies; </text:span><text:soft-page-break/><text:span text:style-name="T33">first perform the reflection pass, and then the opaque &amp; transparent passes; so the shadow node is executed twice instead of three times.</text:span></text:p>
        </text:list-item>
        <text:list-item>
          <text:p text:style-name="P77"><text:span text:style-name="T35">Use two shadow nodes:</text:span><text:span text:style-name="T33"> When the first option isn't viable (i.e. there's a data dependency) using two shadow nodes will guarantee the results don't get overwritten. This option needs more VRAM though.</text:span></text:p>
        </text:list-item>
        <text:list-item>
          <text:p text:style-name="P108"><text:span text:style-name="T36">Use SHADOW_NODE_REUSE in the reflection render_scene pass:</text:span><text:span text:style-name="T34">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7">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5095306037250425250" text:style-name="L29">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7">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7620496" text:continue-list="list37634678" text:style-name="L24">
        <text:list-item>
          <text:p text:style-name="P104">&lt;Node Name 1&gt;</text:p>
        </text:list-item>
      </text:list>
      <text:p text:style-name="P50">The name of the Node that will be executed before “<text:span text:style-name="T30">Node Name 2”</text:span></text:p>
      <text:list xml:id="list37613139" text:continue-numbering="true" text:style-name="L24">
        <text:list-item>
          <text:p text:style-name="P104">[&lt;output ch #&gt;] [&lt;output ch #&gt;] … [&lt;output ch #&gt;]</text:p>
        </text:list-item>
      </text:list>
      <text:p text:style-name="P52">Channel numbers from “<text:span text:style-name="T30">Node Name 1”</text:span>'s output channels that will be connected to “<text:span text:style-name="T30">Node Name 2</text:span>”.</text:p>
      <text:list xml:id="list37619609" text:continue-numbering="true" text:style-name="L24">
        <text:list-item>
          <text:p text:style-name="P104">&lt;Node Name 2&gt;</text:p>
        </text:list-item>
      </text:list>
      <text:p text:style-name="P52">The name of the Node that will be executed after “<text:span text:style-name="T30">Node Name 1”</text:span></text:p>
      <text:list xml:id="list37635275" text:continue-numbering="true" text:style-name="L24">
        <text:list-item>
          <text:p text:style-name="P104">[&lt;input ch #&gt;] [&lt;input ch #&gt;] … [&lt;input ch #&gt;]</text:p>
        </text:list-item>
      </text:list>
      <text:p text:style-name="P52">Channel numbers from “<text:span text:style-name="T30">Node Name 2”</text:span>'s inputs channels that will be connected from “<text:span text:style-name="T30">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7">connect nodeA </text:span><text:span text:style-name="T44">0</text:span><text:span text:style-name="T7"> </text:span><text:span text:style-name="T44">1</text:span><text:span text:style-name="T7"> </text:span><text:span text:style-name="T44">2</text:span><text:span text:style-name="T7"> nodeB </text:span><text:span text:style-name="T44">1</text:span><text:span text:style-name="T7"> </text:span><text:span text:style-name="T44">2</text:span><text:span text:style-name="T7"> </text:span><text:span text:style-name="T44">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7">connect nodeA </text:span><text:span text:style-name="T44">0</text:span><text:span text:style-name="T7"> </text:span><text:span text:style-name="T44">2</text:span><text:span text:style-name="T7"> nodeB <text:s/></text:span><text:span text:style-name="T44">0</text:span><text:span text:style-name="T7"> </text:span><text:span text:style-name="T44">1</text:span></text:p>
            <text:p text:style-name="P8"/>
            <text:p text:style-name="P22">//Connect nodeC to nodeB</text:p>
            <text:p text:style-name="P22">//C's output channel 3 ==&gt; B's input channel 1</text:p>
            <text:p text:style-name="P2"><text:span text:style-name="T7">connect nodeC </text:span><text:span text:style-name="T44">3</text:span><text:span text:style-name="T7"> nodeB </text:span><text:span text:style-name="T44">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7632922" text:continue-numbering="true" text:style-name="L24">
        <text:list-item>
          <text:p text:style-name="P104">&lt;Node Name 1&gt;</text:p>
        </text:list-item>
      </text:list>
      <text:p text:style-name="P50">The name of the Node that will receive the final RTT</text:p>
      <text:list xml:id="list37629870" text:continue-numbering="true" text:style-name="L24">
        <text:list-item>
          <text:p text:style-name="P104">&lt;input channel #&gt;</text:p>
        </text:list-item>
      </text:list>
      <text:p text:style-name="P50">The number of the input channel from <text:span text:style-name="T30">Node Name 1</text:span><text:span text:style-name="T35">.</text:span></text:p>
      <text:p text:style-name="P47">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7">connect_output nodeA </text:span><text:span text:style-name="T62">0</text:span></text:p>
          </table:table-cell>
        </table:table-row>
      </table:table>
      <text:p text:style-name="P47"/>
      <text:p text:style-name="P29">Tip:<text:span text:style-name="T5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4"><text:tab/>in </text:span><text:span text:style-name="T61">0</text:span><text:span text:style-name="T4"> MyRenderWindow</text:span></text:p>
            <text:p text:style-name="P2"><text:span text:style-name="T4"><text:tab/>out </text:span><text:span text:style-name="T61">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63">0</text:span></text:p>
            <text:p text:style-name="P10"/>
            <text:p text:style-name="P10"><text:tab/>connect RttSplitter nodeA</text:p>
            <text:p text:style-name="P2"><text:span text:style-name="T4"><text:tab/>connect RttSplitter </text:span><text:span text:style-name="T61">0</text:span><text:span text:style-name="T4"> nodeB </text:span><text:span text:style-name="T61">0</text:span></text:p>
            <text:p text:style-name="P2"><text:span text:style-name="T4"><text:tab/>connect RttSplitter </text:span><text:span text:style-name="T61">0</text:span><text:span text:style-name="T4"> nodeC </text:span><text:span text:style-name="T6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30">A</text:span>” connects to <text:span text:style-name="T30">B</text:span> and <text:span text:style-name="T30">C; and D </text:span><text:span text:style-name="T35">connects to </text:span><text:span text:style-name="T30">A</text:span><text:span text:style-name="T35">; it's always the same node A the one we're talking about. The definition is only instantiated once.</text:span></text:p>
      <text:p text:style-name="Text_20_body"><text:span text:style-name="T35">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7641953" text:continue-numbering="true" text:style-name="L24">
        <text:list-item>
          <text:p text:style-name="P104">&lt;Node Name&gt;</text:p>
        </text:list-item>
      </text:list>
      <text:p text:style-name="P52">The name of the original instance</text:p>
      <text:list xml:id="list37629998" text:continue-numbering="true" text:style-name="L24">
        <text:list-item>
          <text:p text:style-name="P104">&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28">//Instantiate nodeA, calling it UniqueNode1</text:span></text:p>
            <text:p text:style-name="P10"/>
            <text:p text:style-name="P2"><text:span text:style-name="T4"><text:tab/>connect nodeA<text:tab/><text:tab/></text:span><text:span text:style-name="T61">0</text:span><text:span text:style-name="T4"> UniqueNode1 </text:span><text:span text:style-name="T61">0</text:span></text:p>
            <text:p text:style-name="P2"><text:span text:style-name="T4"><text:tab/>connect nodeA<text:tab/><text:tab/></text:span><text:span text:style-name="T61">0</text:span><text:span text:style-name="T4"> nodeB </text:span><text:span text:style-name="T61">0</text:span></text:p>
            <text:p text:style-name="P2"><text:span text:style-name="T4"><text:tab/>connect UniqueNode1<text:tab/></text:span><text:span text:style-name="T61">0</text:span><text:span text:style-name="T4"> nodeB </text:span><text:span text:style-name="T61">1</text:span></text:p>
            <text:p text:style-name="P3">}</text:p>
          </table:table-cell>
        </table:table-row>
      </table:table>
      <text:p text:style-name="P45"/>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16">*</text:span><text:span text:style-name="T4">compositorManager </text:span><text:span text:style-name="T16">=</text:span><text:span text:style-name="T4"> mRoot</text:span><text:span text:style-name="T16">-&gt;</text:span><text:span text:style-name="T4">getCompositorManager2</text:span><text:span text:style-name="T16">();</text:span></text:p>
            <text:p text:style-name="P2"><text:span text:style-name="T4">compositorManager</text:span><text:span text:style-name="T16">-&gt;</text:span><text:span text:style-name="T4">addWorkspace</text:span><text:span text:style-name="T16">(</text:span><text:span text:style-name="T4"> mSceneMgr</text:span><text:span text:style-name="T16">,</text:span><text:span text:style-name="T4"> mWindow</text:span><text:span text:style-name="T16">,</text:span><text:span text:style-name="T4"> mCamera</text:span><text:span text:style-name="T16">,</text:span><text:span text:style-name="T4"> </text:span><text:span text:style-name="T22">"MyOwnWorkspace"</text:span><text:span text:style-name="T16">,</text:span><text:span text:style-name="T4"> </text:span><text:span text:style-name="T59">true</text:span><text:span text:style-name="T4"> </text:span><text:span text:style-name="T16">);</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6">const</text:span><text:span text:style-name="T3"> IdString workspaceName</text:span><text:span text:style-name="T16">(</text:span><text:span text:style-name="T4"> </text:span><text:span text:style-name="T22">"MyOwnWorkspace"</text:span><text:span text:style-name="T4"> </text:span><text:span text:style-name="T16">);</text:span></text:p>
            <text:p text:style-name="P2"><text:span text:style-name="T4">CompositorManager2 </text:span><text:span text:style-name="T16">*</text:span><text:span text:style-name="T4">compositorManager </text:span><text:span text:style-name="T16">=</text:span><text:span text:style-name="T4"> mRoot</text:span><text:span text:style-name="T16">-&gt;</text:span><text:span text:style-name="T4">getCompositorManager2</text:span><text:span text:style-name="T16">();</text:span></text:p>
            <text:p text:style-name="P2"><text:span text:style-name="T59">if</text:span><text:span text:style-name="T16">(</text:span><text:span text:style-name="T4"> </text:span><text:span text:style-name="T16">!</text:span><text:span text:style-name="T4">compositorManager</text:span><text:span text:style-name="T16">-&gt;</text:span><text:span text:style-name="T4">hasWorkspaceDefinition</text:span><text:span text:style-name="T16">(</text:span><text:span text:style-name="T4"> workspaceName </text:span><text:span text:style-name="T16">)</text:span><text:span text:style-name="T4"> </text:span><text:span text:style-name="T16">)</text:span></text:p>
            <text:p text:style-name="P2"><text:span text:style-name="T4"><text:tab/>compositorManager</text:span><text:span text:style-name="T16">-&gt;</text:span><text:span text:style-name="T4">createBasicWorkspaceDef</text:span><text:span text:style-name="T16">(</text:span><text:span text:style-name="T4"> workspaceName</text:span><text:span text:style-name="T16">,</text:span><text:span text:style-name="T4"> ColourValue</text:span><text:span text:style-name="T16">(</text:span><text:span text:style-name="T4"> </text:span><text:span text:style-name="T61">0.6f</text:span><text:span text:style-name="T16">,</text:span><text:span text:style-name="T4"> </text:span><text:span text:style-name="T61">0.0f</text:span><text:span text:style-name="T16">,</text:span><text:span text:style-name="T4"> </text:span><text:span text:style-name="T61">0.6f</text:span><text:span text:style-name="T4"> </text:span><text:span text:style-name="T16">)</text:span><text:span text:style-name="T4"> </text:span><text:span text:style-name="T16">);</text:span></text:p>
            <text:p text:style-name="P2"><text:span text:style-name="T4">compositorManager</text:span><text:span text:style-name="T16">-&gt;</text:span><text:span text:style-name="T4">addWorkspace</text:span><text:span text:style-name="T16">(</text:span><text:span text:style-name="T4"> mSceneMgr</text:span><text:span text:style-name="T16">,</text:span><text:span text:style-name="T4"> mWindow</text:span><text:span text:style-name="T16">,</text:span><text:span text:style-name="T4"> mCamera</text:span><text:span text:style-name="T16">,</text:span><text:span text:style-name="T4"> workspaceName</text:span><text:span text:style-name="T16">,</text:span><text:span text:style-name="T4"> </text:span><text:span text:style-name="T59">true</text:span><text:span text:style-name="T4"> </text:span><text:span text:style-name="T16">);</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2">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16">pass</text:span><text:span text:style-name="T4"> clear</text:span></text:p>
            <text:p text:style-name="P2"><text:span text:style-name="T4"><text:tab/><text:tab/></text:span><text:span text:style-name="T8">{</text:span></text:p>
            <text:p text:style-name="P2"><text:span text:style-name="T4"><text:tab/><text:tab/><text:tab/>colour_value </text:span><text:span text:style-name="T42">0.6</text:span><text:span text:style-name="T4"> </text:span><text:span text:style-name="T42">0</text:span><text:span text:style-name="T4"> </text:span><text:span text:style-name="T42">0.6</text:span><text:span text:style-name="T4"> </text:span><text:span text:style-name="T42">1</text:span></text:p>
            <text:p text:style-name="P2"><text:span text:style-name="T4"><text:tab/><text:tab/></text:span><text:span text:style-name="T8">}</text:span></text:p>
            <text:p text:style-name="P2"><text:span text:style-name="T4"><text:tab/><text:tab/></text:span><text:span text:style-name="T16">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2">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2">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30">CompositorPassSceneDef</text:span> and a class called <text:span text:style-name="T30">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0">NodeDef</text:span>s contain <text:span text:style-name="T30">CompositorTargetDef</text:span>, and these contain <text:span text:style-name="T30">CompositorPassDef</text:span>; while the instances, Targets and Passes are joined together, thus Nodes contain <text:span text:style-name="T30">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1"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7002476986443614191" text:style-name="L30">
        <text:list-item>
          <text:p text:style-name="P110"><text:span text:style-name="T37">Software:</text:span><text:span text:style-name="T5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text:soft-page-break/>Hardware:<text:span text:style-name="T5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4">. It is not possible to use instancing with FFP (Fixed Function Pipeline)</text:span></text:p>
      <text:h text:style-name="Heading_20_2" text:outline-level="2">Instanc<text:span text:style-name="T31">ing 101</text:span></text:h>
      <text:p text:style-name="P35">A common question is why should I use instancing. The big reason is performance. There can be 10x improvements or more when used correctly. Here's a guide on when you should use instancing:</text:p>
      <text:list xml:id="list3168212363925862747" text:style-name="L31">
        <text:list-item>
          <text:p text:style-name="P111"><text:span text:style-name="T33">You have </text:span><text:span text:style-name="T32">a lot</text:span><text:span text:style-name="T33"> of Entities that are repeated and based on the same Mesh (i.e. a rock, a building, a tree, loose leaves, enemies, irrelevant crowds or NPCs)</text:span></text:p>
        </text:list-item>
        <text:list-item>
          <text:p text:style-name="P89">These Entities that repeat a lot also share the same material (or just a few materials, i.e. 3 or 4)</text:p>
        </text:list-item>
        <text:list-item>
          <text:p text:style-name="P89">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59"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49762907127054218" text:style-name="L32">
        <text:list-item>
          <text:p text:style-name="P9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text:soft-page-break/>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56"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4">See </text:span><text:span text:style-name="T31">material Examples/Instancing/ShaderBased</text:span><text:span text:style-name="T32"> </text:span><text:span text:style-name="T33">for an example on how to write the vertex shader. Files:</text:span></text:p>
      <text:list xml:id="list7685332689986176205" text:style-name="L33">
        <text:list-item>
          <text:p text:style-name="P91">ShaderInstancing.material</text:p>
        </text:list-item>
        <text:list-item>
          <text:p text:style-name="P91">ShaderInstancing.vert (GLSL)</text:p>
        </text:list-item>
        <text:list-item>
          <text:p text:style-name="P91">ShaderInstancing.cg (Cg, works with HLSL)</text:p>
        </text:list-item>
      </text:list>
      <text:h text:style-name="P59"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3">See </text:span><text:span text:style-name="T31">material Examples/Instancing/VTF </text:span><text:span text:style-name="T33">for an example on how to write the vertex shader and setup the material. Files:</text:span></text:p>
      <text:list xml:id="list5861431677087357306" text:style-name="L34">
        <text:list-item>
          <text:p text:style-name="P92">VTFInstancing.material</text:p>
        </text:list-item>
        <text:list-item>
          <text:p text:style-name="P92">VTFInstancing.vert (GLSL)</text:p>
        </text:list-item>
        <text:list-item>
          <text:p text:style-name="P92"><text:soft-page-break/>VTFInstancing.cg (Cg, also works with HLSL)</text:p>
        </text:list-item>
      </text:list>
      <text:h text:style-name="P59" text:outline-level="3">HW VTF</text:h>
      <text:p text:style-name="P35">This is the same technique as VTF; but implemented through hardware instancing. It is probably one of the best and most flexible techniques.</text:p>
      <text:p text:style-name="Text_20_body"><text:span text:style-name="T33">The vertex shader has to be slightly different from SW VTF version. See </text:span><text:span text:style-name="T31">material Examples/Instancing/HW_VTF </text:span><text:span text:style-name="T33">for an example on how to write the vertex shader and setup the material. Files:</text:span></text:p>
      <text:list xml:id="list4191916853362185499" text:style-name="L35">
        <text:list-item>
          <text:p text:style-name="P93">HW_VTFInstancing.material</text:p>
        </text:list-item>
        <text:list-item>
          <text:p text:style-name="P93">HW_VTFInstancing.vert (GLSL)</text:p>
        </text:list-item>
        <text:list-item>
          <text:p text:style-name="P93">HW_VTFInstancing.cg (Cg, works with HLSL)</text:p>
        </text:list-item>
      </text:list>
      <text:h text:style-name="P61" text:outline-level="4">HW VTF LUT</text:h>
      <text:p text:style-name="P35">LUT is a special feature of HW VTF; which stands for <text:span text:style-name="T37">L</text:span>ook <text:span text:style-name="T37">U</text:span>p <text:span text:style-name="T37">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1">material Examples/Instancing/HW_VTF_LUT</text:span>. Files:</text:p>
      <text:list xml:id="list2035652250691421195" text:style-name="L36">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16">-&gt;</text:span><text:span text:style-name="T4">createInstanceManager</text:span><text:span text:style-name="T16">(</text:span><text:span text:style-name="T4"> </text:span><text:span text:style-name="T22">"InstanceMgr"</text:span><text:span text:style-name="T16">,</text:span><text:span text:style-name="T4"> </text:span><text:span text:style-name="T22">"MyMesh.mesh"</text:span><text:span text:style-name="T16">,</text:span></text:p>
            <text:p text:style-name="P2"><text:span text:style-name="T4"><text:tab/><text:tab/><text:tab/>ResourceGroupManager</text:span><text:span text:style-name="T16">::</text:span><text:span text:style-name="T4">AUTODETECT_RESOURCE_GROUP_NAME</text:span><text:span text:style-name="T16">,</text:span><text:span text:style-name="T4"> </text:span></text:p>
            <text:p text:style-name="P2"><text:span text:style-name="T4"><text:tab/><text:tab/><text:tab/>InstanceManager</text:span><text:span text:style-name="T16">::</text:span><text:span text:style-name="T4">HWInstancingVTF</text:span><text:span text:style-name="T16">,</text:span></text:p>
            <text:p text:style-name="P2"><text:span text:style-name="T4"><text:tab/><text:tab/><text:tab/>numInstancesPerBatch</text:span><text:span text:style-name="T16">,</text:span><text:span text:style-name="T4"> IM_USEALL</text:span><text:span text:style-name="T16">|</text:span><text:span text:style-name="T4">IM_VTFBONEMATRIXLOOKUP </text:span><text:span text:style-name="T16">);</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0">TEXCOORD</text:span>s (<text:span text:style-name="T30">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1">material Examples/Instancing/HWBasic</text:span><text:span text:style-name="T33"> for an example. Files:</text:span></text:p>
      <text:list xml:id="list4674953314299841877" text:style-name="L37">
        <text:list-item>
          <text:p text:style-name="P94">HWInstancing.material</text:p>
        </text:list-item>
        <text:list-item>
          <text:p text:style-name="P94"><text:soft-page-break/>HWBasicInstancing.vert (GLSL)</text:p>
        </text:list-item>
        <text:list-item>
          <text:p text:style-name="P9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7">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2">TEXCOORD.</text:span></text:p>
      <table:table table:name="Tabla39" table:style-name="Tabla39">
        <table:table-column table:style-name="Tabla39.A"/>
        <table:table-row>
          <table:table-cell table:style-name="Tabla39.A1" office:value-type="string">
            <text:p text:style-name="P2"><text:span text:style-name="T3">InstanceManager </text:span><text:span text:style-name="T16">*</text:span><text:span text:style-name="T4">instanceMgr</text:span><text:span text:style-name="T16">;</text:span><text:span text:style-name="T4"> </text:span><text:span text:style-name="T28">//Assumed to be valid ptr</text:span></text:p>
            <text:p text:style-name="P2"><text:span text:style-name="T4">instanceMgr</text:span><text:span text:style-name="T16">-&gt;</text:span><text:span text:style-name="T4">setNumCustomParams</text:span><text:span text:style-name="T16">(</text:span><text:span text:style-name="T4"> </text:span><text:span text:style-name="T61">2</text:span><text:span text:style-name="T4"> </text:span><text:span text:style-name="T16">);</text:span></text:p>
            <text:p text:style-name="P10"/>
            <text:p text:style-name="P2"><text:span text:style-name="T4">InstancedEntity </text:span><text:span text:style-name="T16">*</text:span><text:span text:style-name="T4">instancedEntity </text:span><text:span text:style-name="T16">=</text:span><text:span text:style-name="T4"> instanceMgr</text:span><text:span text:style-name="T16">-&gt;</text:span><text:span text:style-name="T4">createInstancedEntity</text:span><text:span text:style-name="T16">(</text:span><text:span text:style-name="T4"> </text:span><text:span text:style-name="T22">"myMaterial"</text:span><text:span text:style-name="T4"> </text:span><text:span text:style-name="T16">);</text:span></text:p>
            <text:p text:style-name="P2"><text:span text:style-name="T4">instancedEntity</text:span><text:span text:style-name="T16">-&gt;</text:span><text:span text:style-name="T4">setCustomParam</text:span><text:span text:style-name="T16">(</text:span><text:span text:style-name="T4"> </text:span><text:span text:style-name="T61">0</text:span><text:span text:style-name="T16">,</text:span><text:span text:style-name="T4"> Vector4</text:span><text:span text:style-name="T16">(</text:span><text:span text:style-name="T4"> </text:span><text:span text:style-name="T61">1.0f</text:span><text:span text:style-name="T16">,</text:span><text:span text:style-name="T4"> </text:span><text:span text:style-name="T61">1.0f</text:span><text:span text:style-name="T16">,</text:span><text:span text:style-name="T4"> </text:span><text:span text:style-name="T61">1.2f</text:span><text:span text:style-name="T16">,</text:span><text:span text:style-name="T4"> </text:span><text:span text:style-name="T61">0.0f</text:span><text:span text:style-name="T4"> </text:span><text:span text:style-name="T16">)</text:span><text:span text:style-name="T4"> </text:span><text:span text:style-name="T16">);</text:span></text:p>
            <text:p text:style-name="P2"><text:span text:style-name="T4">instancedEntity</text:span><text:span text:style-name="T16">-&gt;</text:span><text:span text:style-name="T4">setCustomParam</text:span><text:span text:style-name="T16">(</text:span><text:span text:style-name="T4"> </text:span><text:span text:style-name="T61">1</text:span><text:span text:style-name="T16">,</text:span><text:span text:style-name="T4"> Vector4</text:span><text:span text:style-name="T16">(</text:span><text:span text:style-name="T4"> </text:span><text:span text:style-name="T61">0.2f</text:span><text:span text:style-name="T16">,</text:span><text:span text:style-name="T4"> </text:span><text:span text:style-name="T61">0.0f</text:span><text:span text:style-name="T16">,</text:span><text:span text:style-name="T4"> </text:span><text:span text:style-name="T61">0.7f</text:span><text:span text:style-name="T16">,</text:span><text:span text:style-name="T4"> </text:span><text:span text:style-name="T61">1.0f</text:span><text:span text:style-name="T4"> </text:span><text:span text:style-name="T16">)</text:span><text:span text:style-name="T4"> </text:span><text:span text:style-name="T16">);</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0">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16">::</text:span><text:span text:style-name="T4">vector</text:span><text:span text:style-name="T16">&lt;</text:span><text:span text:style-name="T4">InstanceManager</text:span><text:span text:style-name="T16">*&gt;</text:span><text:span text:style-name="T4"> instanceManagers</text:span><text:span text:style-name="T16">;</text:span></text:p>
            <text:p text:style-name="P2"><text:span text:style-name="T4">MeshPtr mesh </text:span><text:span text:style-name="T16">=</text:span><text:span text:style-name="T4"> MeshManager</text:span><text:span text:style-name="T16">::</text:span><text:span text:style-name="T4">getSingleton</text:span><text:span text:style-name="T16">().</text:span><text:span text:style-name="T4">load</text:span><text:span text:style-name="T16">(</text:span><text:span text:style-name="T4"> </text:span><text:span text:style-name="T22">"myMesh.mesh"</text:span><text:span text:style-name="T4"> </text:span><text:span text:style-name="T16">);</text:span></text:p>
            <text:p text:style-name="P2"><text:span text:style-name="T59">for</text:span><text:span text:style-name="T16">(</text:span><text:span text:style-name="T4"> uint16 i</text:span><text:span text:style-name="T16">=</text:span><text:span text:style-name="T61">0</text:span><text:span text:style-name="T16">;</text:span><text:span text:style-name="T4"> i</text:span><text:span text:style-name="T16">&lt;</text:span><text:span text:style-name="T4">mesh</text:span><text:span text:style-name="T16">-&gt;</text:span><text:span text:style-name="T4">getNumSubMeshes</text:span><text:span text:style-name="T16">();</text:span><text:span text:style-name="T4"> </text:span><text:span text:style-name="T16">++</text:span><text:span text:style-name="T4">i </text:span><text:span text:style-name="T16">)</text:span></text:p>
            <text:p text:style-name="P3">{</text:p>
            <text:p text:style-name="P2"><text:span text:style-name="T4"><text:tab/>InstanceManager </text:span><text:span text:style-name="T16">*</text:span><text:span text:style-name="T4">mgr </text:span><text:span text:style-name="T16">=</text:span></text:p>
            <text:p text:style-name="P2"><text:span text:style-name="T4"><text:tab/><text:tab/>mSceneMgr</text:span><text:span text:style-name="T16">-&gt;</text:span><text:span text:style-name="T4">createInstanceManager</text:span><text:span text:style-name="T16">(</text:span><text:span text:style-name="T4"> </text:span><text:span text:style-name="T22">"MyManager"</text:span><text:span text:style-name="T4"> </text:span><text:span text:style-name="T16">+</text:span><text:span text:style-name="T4"> StringConverter</text:span><text:span text:style-name="T16">::</text:span><text:span text:style-name="T4">toString</text:span><text:span text:style-name="T16">(</text:span><text:span text:style-name="T4"> i </text:span><text:span text:style-name="T16">),</text:span></text:p>
            <text:p text:style-name="P2"><text:span text:style-name="T4"><text:tab/><text:tab/><text:tab/><text:tab/><text:tab/></text:span><text:span text:style-name="T22">"myMesh.mesh"</text:span><text:span text:style-name="T16">,</text:span></text:p>
            <text:p text:style-name="P2"><text:span text:style-name="T4"><text:tab/><text:tab/><text:tab/><text:tab/>ResourceGroupManager</text:span><text:span text:style-name="T16">::</text:span><text:span text:style-name="T4">AUTODETECT_RESOURCE_GROUP_NAME</text:span><text:span text:style-name="T16">,</text:span></text:p>
            <text:p text:style-name="P2"><text:span text:style-name="T4"><text:tab/><text:tab/><text:tab/><text:tab/><text:tab/>InstanceManager</text:span><text:span text:style-name="T16">::</text:span><text:span text:style-name="T4">HWInstancingVTF</text:span><text:span text:style-name="T16">,</text:span><text:span text:style-name="T4"> numInstancePerBatch</text:span><text:span text:style-name="T16">,</text:span></text:p>
            <text:p text:style-name="P2"><text:soft-page-break/><text:span text:style-name="T4"><text:tab/><text:tab/><text:tab/><text:tab/><text:tab/>flags</text:span><text:span text:style-name="T16">,</text:span><text:span text:style-name="T4"> i </text:span><text:span text:style-name="T16">);</text:span></text:p>
            <text:p text:style-name="P2"><text:span text:style-name="T4"><text:tab/>instanceManagers</text:span><text:span text:style-name="T16">.</text:span><text:span text:style-name="T4">push_back</text:span><text:span text:style-name="T16">(</text:span><text:span text:style-name="T4"> mgr </text:span><text:span text:style-name="T16">);</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16">*</text:span><text:span text:style-name="T4">sceneNode</text:span><text:span text:style-name="T16">;</text:span><text:span text:style-name="T4"> </text:span><text:span text:style-name="T28">//Asumed to be valid ptr</text:span></text:p>
            <text:p text:style-name="P2"><text:span text:style-name="T4">std</text:span><text:span text:style-name="T16">::</text:span><text:span text:style-name="T4">vector</text:span><text:span text:style-name="T16">&lt;</text:span><text:span text:style-name="T4">InstancedEntity</text:span><text:span text:style-name="T16">*&gt;</text:span><text:span text:style-name="T4"> instancedEntities</text:span><text:span text:style-name="T16">;</text:span></text:p>
            <text:p text:style-name="P2"><text:span text:style-name="T59">for</text:span><text:span text:style-name="T16">(</text:span><text:span text:style-name="T4"> size_t i</text:span><text:span text:style-name="T16">=</text:span><text:span text:style-name="T61">0</text:span><text:span text:style-name="T16">;</text:span><text:span text:style-name="T4"> i</text:span><text:span text:style-name="T16">&lt;</text:span><text:span text:style-name="T4">instanceManagers</text:span><text:span text:style-name="T16">.</text:span><text:span text:style-name="T4">size</text:span><text:span text:style-name="T16">();</text:span><text:span text:style-name="T4"> </text:span><text:span text:style-name="T16">++</text:span><text:span text:style-name="T4">i </text:span><text:span text:style-name="T16">)</text:span></text:p>
            <text:p text:style-name="P3">{</text:p>
            <text:p text:style-name="P2"><text:span text:style-name="T4"><text:tab/>InstancedEntity </text:span><text:span text:style-name="T16">*</text:span><text:span text:style-name="T4">ent </text:span><text:span text:style-name="T16">=</text:span><text:span text:style-name="T4"> instanceManagers</text:span><text:span text:style-name="T16">[</text:span><text:span text:style-name="T4">i</text:span><text:span text:style-name="T16">]-&gt;</text:span><text:span text:style-name="T4">createInstancedEntity</text:span><text:span text:style-name="T16">(</text:span><text:span text:style-name="T4"> </text:span><text:span text:style-name="T22">"MyMaterial"</text:span><text:span text:style-name="T4"> </text:span><text:span text:style-name="T16">);</text:span></text:p>
            <text:p text:style-name="P10"><text:tab/></text:p>
            <text:p text:style-name="P2"><text:span text:style-name="T4"><text:tab/></text:span><text:span text:style-name="T59">if</text:span><text:span text:style-name="T16">(</text:span><text:span text:style-name="T4"> i </text:span><text:span text:style-name="T16">!=</text:span><text:span text:style-name="T4"> </text:span><text:span text:style-name="T61">0</text:span><text:span text:style-name="T4"> </text:span><text:span text:style-name="T16">)</text:span></text:p>
            <text:p text:style-name="P2"><text:span text:style-name="T4"><text:tab/><text:tab/>instancedEntities</text:span><text:span text:style-name="T16">[</text:span><text:span text:style-name="T61">0</text:span><text:span text:style-name="T16">]-&gt;</text:span><text:span text:style-name="T4">shareTransformWith</text:span><text:span text:style-name="T16">(</text:span><text:span text:style-name="T4"> ent </text:span><text:span text:style-name="T16">);</text:span></text:p>
            <text:p text:style-name="P10"><text:tab/></text:p>
            <text:p text:style-name="P2"><text:span text:style-name="T4"><text:tab/>sceneNode</text:span><text:span text:style-name="T16">-&gt;</text:span><text:span text:style-name="T4">attachObject</text:span><text:span text:style-name="T16">(</text:span><text:span text:style-name="T4"> ent </text:span><text:span text:style-name="T16">);</text:span></text:p>
            <text:p text:style-name="P2"><text:span text:style-name="T4"><text:tab/>instancedEntities</text:span><text:span text:style-name="T16">.</text:span><text:span text:style-name="T4">push_back</text:span><text:span text:style-name="T16">(</text:span><text:span text:style-name="T4"> ent </text:span><text:span text:style-name="T16">);</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16">*</text:span><text:span text:style-name="T4">sceneNode</text:span><text:span text:style-name="T16">;</text:span><text:span text:style-name="T4"> </text:span><text:span text:style-name="T28">//Asumed to be valid ptr</text:span></text:p>
            <text:p text:style-name="P2"><text:span text:style-name="T4">std</text:span><text:span text:style-name="T16">::</text:span><text:span text:style-name="T4">vector</text:span><text:span text:style-name="T16">&lt;</text:span><text:span text:style-name="T4">InstancedEntity</text:span><text:span text:style-name="T16">*&gt;</text:span><text:span text:style-name="T4"> instancedEntities</text:span><text:span text:style-name="T16">;</text:span></text:p>
            <text:p text:style-name="P2"><text:span text:style-name="T59">for</text:span><text:span text:style-name="T16">(</text:span><text:span text:style-name="T4"> size_t i</text:span><text:span text:style-name="T16">=</text:span><text:span text:style-name="T61">0</text:span><text:span text:style-name="T16">;</text:span><text:span text:style-name="T4"> i</text:span><text:span text:style-name="T16">&lt;</text:span><text:span text:style-name="T4">instanceManagers</text:span><text:span text:style-name="T16">.</text:span><text:span text:style-name="T4">size</text:span><text:span text:style-name="T16">();</text:span><text:span text:style-name="T4"> </text:span><text:span text:style-name="T16">++</text:span><text:span text:style-name="T4">i </text:span><text:span text:style-name="T16">)</text:span></text:p>
            <text:p text:style-name="P3">{</text:p>
            <text:p text:style-name="P2"><text:span text:style-name="T4"><text:tab/>instanceManagers</text:span><text:span text:style-name="T16">[</text:span><text:span text:style-name="T4">i</text:span><text:span text:style-name="T16">]-&gt;</text:span><text:span text:style-name="T4">destroyInstancedEntity</text:span><text:span text:style-name="T16">(</text:span><text:span text:style-name="T4"> instancedEntities</text:span><text:span text:style-name="T16">[</text:span><text:span text:style-name="T4">i</text:span><text:span text:style-name="T16">]</text:span><text:span text:style-name="T4"> </text:span><text:span text:style-name="T16">);</text:span></text:p>
            <text:p text:style-name="P3">}</text:p>
            <text:p text:style-name="P2"><text:span text:style-name="T4">mSceneMgr</text:span><text:span text:style-name="T16">-&gt;</text:span><text:span text:style-name="T4">getRootSceneNode</text:span><text:span text:style-name="T16">()-&gt;</text:span><text:span text:style-name="T4">removeAndDestroyChild</text:span><text:span text:style-name="T16">(</text:span><text:span text:style-name="T4"> sceneNode </text:span><text:span text:style-name="T16">);</text:span></text:p>
          </table:table-cell>
        </table:table-row>
      </table:table>
      <text:p text:style-name="Text_20_body"/>
      <text:h text:style-name="P57" text:outline-level="2">Defragmenting batches</text:h>
      <text:h text:style-name="Heading_20_3" text:outline-level="3">What is batch fragmentation?</text:h>
      <text:p text:style-name="Text_20_body">There are two kinds of fragmentation:</text:p>
      <text:list xml:id="list2652429984826866612" text:style-name="L38">
        <text:list-item>
          <text:p text:style-name="P113">“Deletion” Fragmentation is when many instances have been created, spanning multiple batches; <text:span text:style-name="T30">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3"><text:soft-page-break/>“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7">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0" text:outline-level="3">Prevention: Avoiding fragmentation</text:h>
      <text:p text:style-name="P39">If you're creating static objects that won't move (i.e. trees), create them sorted by proximity. This helps both types of fragmentation:</text:p>
      <text:list xml:id="list6873837918460441522" text:style-name="L39">
        <text:list-item>
          <text:p text:style-name="P82">When unloading areas (i.e. open world games), these objects will be removed all together, thus whole batches will no longer have active instances.</text:p>
        </text:list-item>
        <text:list-item>
          <text:p text:style-name="P82">Batches and instances are often assigned by order of creation. Those instances will belong to the same batch and thus maximizing culling efficiency.</text:p>
        </text:list-item>
      </text:list>
      <text:h text:style-name="P60" text:outline-level="3">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4">For this reason, the function </text:span><text:span text:style-name="T32">InstanceManager::defragmentBatches( bool optimizeCulling )</text:span><text:span text:style-name="T54"> exists.</text:span></text:p>
      <text:p text:style-name="Text_20_body"><text:span text:style-name="T54">Using it as simple as calling the function. </text:span><text:span text:style-name="T37">The sample </text:span><text:span text:style-name="T31">NewInstancing</text:span><text:span text:style-name="T37"> shows how to do this interactively</text:span><text:span text:style-name="T54">. When </text:span><text:span text:style-name="T32">optimizeCulling </text:span><text:span text:style-name="T54">is true, both types of fragmentation will be attempted to be fixed. When false, only the “deletion” kind of fragmentation will be fixed.</text:span></text:p>
      <text:p text:style-name="Text_20_body"><text:soft-page-break/><text:span text:style-name="T54">Take in mind that when </text:span><text:span text:style-name="T32">optimizeCulling</text:span><text:span text:style-name="T54"> = true it takes significantly more time depending on the level of fragmentation and could cause framerate spikes, even stalls. Do it sparingly and profile the optimal frequency of calling.</text:span></text:p>
      <text:h text:style-name="P57" text:outline-level="2">Troubleshooting</text:h>
      <text:p text:style-name="P36">Q: My mesh doesn't show up.</text:p>
      <text:p text:style-name="P36">A: <text:span text:style-name="T54">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4">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7">float2</text:span><text:span text:style-name="T9"> uv0<text:tab/><text:tab/></text:span><text:span text:style-name="T19">:</text:span><text:span text:style-name="T10"><text:tab/>TEXCOORD0</text:span><text:span text:style-name="T19">;</text:span></text:p>
            <text:p text:style-name="P21">// Up to four weights per vertex. Don't use this shader on a model with 3 weights per vertex, or 2 or 1</text:p>
            <text:p text:style-name="P2"><text:span text:style-name="T58">float4</text:span><text:span text:style-name="T10"> m03_0<text:tab/></text:span><text:span text:style-name="T19">:</text:span><text:span text:style-name="T10"><text:tab/>TEXCOORD1</text:span><text:span text:style-name="T19">;</text:span><text:span text:style-name="T10"> </text:span><text:span text:style-name="T29">//m03.w is always 0</text:span></text:p>
            <text:p text:style-name="P2"><text:span text:style-name="T58">float4</text:span><text:span text:style-name="T10"> m03_1<text:tab/></text:span><text:span text:style-name="T19">:</text:span><text:span text:style-name="T10"><text:tab/>TEXCOORD2</text:span><text:span text:style-name="T19">;</text:span></text:p>
            <text:p text:style-name="P2"><text:span text:style-name="T58">float4</text:span><text:span text:style-name="T10"> m03_2<text:tab/></text:span><text:span text:style-name="T19">:</text:span><text:span text:style-name="T10"><text:tab/>TEXCOORD3</text:span><text:span text:style-name="T19">;</text:span></text:p>
            <text:p text:style-name="P2"><text:span text:style-name="T58">float4</text:span><text:span text:style-name="T10"> m03_3<text:tab/></text:span><text:span text:style-name="T19">:</text:span><text:span text:style-name="T10"><text:tab/>TEXCOORD4</text:span><text:span text:style-name="T19">;</text:span></text:p>
            <text:p text:style-name="P14"><text:span text:style-name="T55">float4</text:span> mWeights<text:tab/><text:span text:style-name="T21">:</text:span><text:tab/>TEXCOORD5<text:span text:style-name="T21">;</text:span></text:p>
            <text:p text:style-name="P21"/>
            <text:p text:style-name="P2"><text:span text:style-name="T58">float2</text:span><text:span text:style-name="T10"> mOffset<text:tab/></text:span><text:span text:style-name="T19">:</text:span><text:span text:style-name="T10"><text:tab/>TEXCOORD6</text:span><text:span text:style-name="T19">;</text:span></text:p>
            <text:p text:style-name="P4"/>
            <text:p text:style-name="P23"/>
            <text:p text:style-name="P2"><text:span text:style-name="T57">float3x4</text:span><text:span text:style-name="T9"> worldMatrix[4]</text:span><text:span text:style-name="T19">;</text:span></text:p>
            <text:p text:style-name="P2"><text:span text:style-name="T10">worldMatrix[0][0] </text:span><text:span text:style-name="T19">=</text:span><text:span text:style-name="T10"> tex2D</text:span><text:span text:style-name="T19">(</text:span><text:span text:style-name="T10"> matrixTexture, m03_0.xw </text:span><text:span text:style-name="T19">+</text:span><text:span text:style-name="T10"> mOffset </text:span><text:span text:style-name="T19">);</text:span></text:p>
            <text:p text:style-name="P2"><text:span text:style-name="T10">worldMatrix[0][1] </text:span><text:span text:style-name="T19">=</text:span><text:span text:style-name="T10"> tex2D</text:span><text:span text:style-name="T19">(</text:span><text:span text:style-name="T10"> matrixTexture, m03_0.yw </text:span><text:span text:style-name="T19">+</text:span><text:span text:style-name="T10"> mOffset </text:span><text:span text:style-name="T19">);</text:span></text:p>
            <text:p text:style-name="P2"><text:span text:style-name="T10">worldMatrix[0][2] </text:span><text:span text:style-name="T19">=</text:span><text:span text:style-name="T10"> tex2D</text:span><text:span text:style-name="T19">(</text:span><text:span text:style-name="T10"> matrixTexture, m03_0.zw </text:span><text:span text:style-name="T19">+</text:span><text:span text:style-name="T10"> mOffset </text:span><text:span text:style-name="T19">);</text:span></text:p>
            <text:p text:style-name="P4"/>
            <text:p text:style-name="P2"><text:span text:style-name="T10">worldMatrix[1][0] </text:span><text:span text:style-name="T19">=</text:span><text:span text:style-name="T10"> tex2D</text:span><text:span text:style-name="T19">(</text:span><text:span text:style-name="T10"> matrixTexture, m03_1.xw </text:span><text:span text:style-name="T19">+</text:span><text:span text:style-name="T10"> mOffset </text:span><text:span text:style-name="T19">);</text:span></text:p>
            <text:p text:style-name="P2"><text:span text:style-name="T10">worldMatrix[1][1] </text:span><text:span text:style-name="T19">=</text:span><text:span text:style-name="T10"> tex2D</text:span><text:span text:style-name="T19">(</text:span><text:span text:style-name="T10"> matrixTexture, m03_1.yw </text:span><text:span text:style-name="T19">+</text:span><text:span text:style-name="T10"> mOffset </text:span><text:span text:style-name="T19">);</text:span></text:p>
            <text:p text:style-name="P2"><text:span text:style-name="T10">worldMatrix[1][2] </text:span><text:span text:style-name="T19">=</text:span><text:span text:style-name="T10"> tex2D</text:span><text:span text:style-name="T19">(</text:span><text:span text:style-name="T10"> matrixTexture, m03_1.zw </text:span><text:span text:style-name="T19">+</text:span><text:span text:style-name="T10"> mOffset </text:span><text:span text:style-name="T19">);</text:span></text:p>
            <text:p text:style-name="P4"/>
            <text:p text:style-name="P2"><text:span text:style-name="T10">worldMatrix[2][0] </text:span><text:span text:style-name="T19">=</text:span><text:span text:style-name="T10"> tex2D</text:span><text:span text:style-name="T19">(</text:span><text:span text:style-name="T10"> matrixTexture, m03_2.xw </text:span><text:span text:style-name="T19">+</text:span><text:span text:style-name="T10"> mOffset </text:span><text:span text:style-name="T19">);</text:span></text:p>
            <text:p text:style-name="P2"><text:span text:style-name="T10">worldMatrix[2][1] </text:span><text:span text:style-name="T19">=</text:span><text:span text:style-name="T10"> tex2D</text:span><text:span text:style-name="T19">(</text:span><text:span text:style-name="T10"> matrixTexture, m03_2.yw </text:span><text:span text:style-name="T19">+</text:span><text:span text:style-name="T10"> mOffset </text:span><text:span text:style-name="T19">);</text:span></text:p>
            <text:p text:style-name="P2"><text:span text:style-name="T10">worldMatrix[2][2] </text:span><text:span text:style-name="T19">=</text:span><text:span text:style-name="T10"> tex2D</text:span><text:span text:style-name="T19">(</text:span><text:span text:style-name="T10"> matrixTexture, m03_2.zw </text:span><text:span text:style-name="T19">+</text:span><text:span text:style-name="T10"> mOffset </text:span><text:span text:style-name="T19">);</text:span></text:p>
            <text:p text:style-name="P4"/>
            <text:p text:style-name="P2"><text:span text:style-name="T10">worldMatrix[3][0] </text:span><text:span text:style-name="T19">=</text:span><text:span text:style-name="T10"> tex2D</text:span><text:span text:style-name="T19">(</text:span><text:span text:style-name="T10"> matrixTexture, m03_3.xw </text:span><text:span text:style-name="T19">+</text:span><text:span text:style-name="T10"> mOffset </text:span><text:span text:style-name="T19">);</text:span></text:p>
            <text:p text:style-name="P2"><text:span text:style-name="T10">worldMatrix[3][1] </text:span><text:span text:style-name="T19">=</text:span><text:span text:style-name="T10"> tex2D</text:span><text:span text:style-name="T19">(</text:span><text:span text:style-name="T10"> matrixTexture, m03_3.yw </text:span><text:span text:style-name="T19">+</text:span><text:span text:style-name="T10"> mOffset </text:span><text:span text:style-name="T19">);</text:span></text:p>
            <text:p text:style-name="P2"><text:span text:style-name="T10">worldMatrix[3][2] </text:span><text:span text:style-name="T19">=</text:span><text:span text:style-name="T10"> tex2D</text:span><text:span text:style-name="T19">(</text:span><text:span text:style-name="T10"> matrixTexture, m03_3.zw </text:span><text:span text:style-name="T19">+</text:span><text:span text:style-name="T10"> mOffset </text:span><text:span text:style-name="T19">);</text:span></text:p>
            <text:p text:style-name="Table_20_Contents"/>
            <text:p text:style-name="P2"><text:span text:style-name="T58">float4 </text:span><text:span text:style-name="T10">worldPos = </text:span><text:span text:style-name="T58">float4</text:span><text:span text:style-name="T19">(</text:span><text:span text:style-name="T10"> mul</text:span><text:span text:style-name="T19">(</text:span><text:span text:style-name="T10"> worldMatrix[0], inPos </text:span><text:span text:style-name="T19">)</text:span><text:span text:style-name="T10">.xyz, </text:span><text:span text:style-name="T60">1.0</text:span><text:span text:style-name="T10">f </text:span><text:span text:style-name="T19">)</text:span><text:span text:style-name="T10"> * mWeights.x</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1], inPos </text:span><text:span text:style-name="T19">)</text:span><text:span text:style-name="T10">.xyz, </text:span><text:span text:style-name="T60">1.0</text:span><text:span text:style-name="T10">f </text:span><text:span text:style-name="T19">)</text:span><text:span text:style-name="T10"> * mWeights.y</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2], inPos </text:span><text:span text:style-name="T19">)</text:span><text:span text:style-name="T10">.xyz, </text:span><text:span text:style-name="T60">1.0</text:span><text:span text:style-name="T10">f </text:span><text:span text:style-name="T19">)</text:span><text:span text:style-name="T10"> * mWeights.z</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3], inPos </text:span><text:span text:style-name="T19">)</text:span><text:span text:style-name="T10">.xyz, </text:span><text:span text:style-name="T60">1.0</text:span><text:span text:style-name="T10">f </text:span><text:span text:style-name="T19">)</text:span><text:span text:style-name="T10"> * mWeights.w</text:span><text:span text:style-name="T19">;</text:span></text:p>
            <text:p text:style-name="P4"/>
            <text:p text:style-name="P2"><text:span text:style-name="T58">float4 </text:span><text:span text:style-name="T10">worldNor = </text:span><text:span text:style-name="T58">float4</text:span><text:span text:style-name="T19">(</text:span><text:span text:style-name="T10"> mul</text:span><text:span text:style-name="T19">(</text:span><text:span text:style-name="T10"> worldMatrix[0], inNor </text:span><text:span text:style-name="T19">)</text:span><text:span text:style-name="T10">.xyz, </text:span><text:span text:style-name="T60">1.0</text:span><text:span text:style-name="T10">f </text:span><text:span text:style-name="T19">)</text:span><text:span text:style-name="T10"> * mWeights.x</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1], inNor </text:span><text:span text:style-name="T19">)</text:span><text:span text:style-name="T10">.xyz, </text:span><text:span text:style-name="T60">1.0</text:span><text:span text:style-name="T10">f </text:span><text:span text:style-name="T19">)</text:span><text:span text:style-name="T10"> * mWeights.y</text:span><text:span text:style-name="T19">;</text:span></text:p>
            <text:p text:style-name="P2"><text:soft-page-break/><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2], inNor </text:span><text:span text:style-name="T19">)</text:span><text:span text:style-name="T10">.xyz, </text:span><text:span text:style-name="T60">1.0</text:span><text:span text:style-name="T10">f </text:span><text:span text:style-name="T19">)</text:span><text:span text:style-name="T10"> * mWeights.z</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3], inNor </text:span><text:span text:style-name="T19">)</text:span><text:span text:style-name="T10">.xyz, </text:span><text:span text:style-name="T60">1.0</text:span><text:span text:style-name="T10">f </text:span><text:span text:style-name="T19">)</text:span><text:span text:style-name="T10"> * mWeights.w</text:span><text:span text:style-name="T19">;</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4"> Your rig uses more than one weight per vertex. Either create the instance manager with the flag IM_FORCEONEWEIGHT, or modify the vertex shader to support the </text:span><text:span text:style-name="T64">exact</text:span><text:span text:style-name="T54"> amount of weights per vertex needed (see previous questions).</text:span></text:p>
      <text:p text:style-name="P35"/>
      <text:p text:style-name="P36">Q: How do I find how many weights per vertices is using my model?</text:p>
      <text:p text:style-name="P36">A: <text:span text:style-name="T54">The quickest way is by looking at the size of VES_BLEND_WEIGHTS and divide it by 4</text:span><text:span text:style-name="T54"><text:note text:id="ftn9" text:note-class="footnote"><text:note-citation>9</text:note-citation><text:note-body><text:p text:style-name="Footnote">One weight is one float. One float is 4 bytes; hence number of weights * 4 is the size of the vertex element.</text:p></text:note-body></text:note></text:span><text:span text:style-name="T54">.</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4">In the picture above, the </text:span><text:a xlink:type="simple" xlink:href="http://yosoygames.com.ar/wp/ogre-meshy/"><text:span text:style-name="T54">Ogre Meshy</text:span></text:a><text:span text:style-name="T54"> viewer is being used to quickly display the mesh' information. It can be seen that the Hair uses 1 weight per vertex, while the Head needs 2 weights per vertex.</text:span></text:p>
      <text:h text:style-name="P55"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7">const</text:span><text:span text:style-name="T9"> size_t numThreads </text:span><text:span text:style-name="T19">=</text:span><text:span text:style-name="T10"> </text:span><text:span text:style-name="T60">4</text:span><text:span text:style-name="T19">;</text:span></text:p>
            <text:p text:style-name="P14">InstancingTheadedCullingMethod</text:p>
            <text:p text:style-name="P2"><text:span text:style-name="T10"><text:tab/><text:tab/>threadedCullingMethod </text:span><text:span text:style-name="T19">=</text:span><text:span text:style-name="T10"> INSTANCING_CULLING_THREADED</text:span><text:span text:style-name="T19">;</text:span></text:p>
            <text:p text:style-name="P14"/>
            <text:p text:style-name="P2"><text:span text:style-name="T10">mSceneMgr </text:span><text:span text:style-name="T19">=</text:span><text:span text:style-name="T10"> mRoot</text:span><text:span text:style-name="T19">-&gt;</text:span><text:span text:style-name="T10">createSceneManager</text:span><text:span text:style-name="T19">(</text:span><text:span text:style-name="T10">ST_GENERIC</text:span><text:span text:style-name="T19">,</text:span><text:span text:style-name="T10"> numThreads</text:span><text:span text:style-name="T19">,</text:span></text:p>
            <text:p text:style-name="P2"><text:span text:style-name="T10"><text:tab/><text:tab/><text:tab/><text:tab/><text:tab/><text:tab/>threadedCullingMethod</text:span><text:span text:style-name="T19">,</text:span></text:p>
            <text:p text:style-name="P2"><text:span text:style-name="T10"><text:tab/><text:tab/><text:tab/><text:tab/><text:tab/><text:tab/></text:span><text:span text:style-name="T23">"ExampleSMInstance"</text:span><text:span text:style-name="T19">);</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591567365335036281" text:style-name="L40">
        <text:list-item>
          <text:p text:style-name="P114">HW Basic</text:p>
        </text:list-item>
        <text:list-item>
          <text:p text:style-name="P11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915359312835892722" text:style-name="L41">
        <text:list-item>
          <text:p text:style-name="P11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7">This is the approach taken by Ogre when INSTANCING_CULLING_THREADED is on</text:span></text:p>
        </text:list-item>
        <text:list-item>
          <text:p text:style-name="P115">Don't multithread instanced entitites' frustum culling. Only the InstanceBatch &amp; Entity's frustum culling will be threaded. <text:span text:style-name="T37">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1503868807233644736" text:style-name="L42">
        <text:list-item>
          <text:p text:style-name="P116"><text:span text:style-name="T37">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6"><text:span text:style-name="T37">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54">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54">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54">See previous section</text:span></text:a><text:span text:style-name="T5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0">UniformScalableTask</text:span><text:span text:style-name="T35">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6">class</text:span><text:span text:style-name="T3"> MyThreadedTask </text:span><text:span text:style-name="T16">:</text:span><text:span text:style-name="T4"> </text:span><text:span text:style-name="T25">public</text:span><text:span text:style-name="T4"> Ogre</text:span><text:span text:style-name="T16">::</text:span><text:span text:style-name="T4">UniformScalableTask</text:span></text:p>
            <text:p text:style-name="P3">{</text:p>
            <text:p text:style-name="P2"><text:span text:style-name="T25">public</text:span><text:span text:style-name="T16">:</text:span></text:p>
            <text:p text:style-name="P2"><text:span text:style-name="T4"><text:tab/></text:span><text:span text:style-name="T25">virtual</text:span><text:span text:style-name="T4"> </text:span><text:span text:style-name="T25">void</text:span><text:span text:style-name="T4"> execute</text:span><text:span text:style-name="T16">(</text:span><text:span text:style-name="T4"> size_t threadId</text:span><text:span text:style-name="T16">,</text:span><text:span text:style-name="T4"> size_t numThreads </text:span><text:span text:style-name="T16">)</text:span></text:p>
            <text:p text:style-name="P2"><text:span text:style-name="T4"><text:tab/></text:span><text:span text:style-name="T16">{</text:span></text:p>
            <text:p text:style-name="P2"><text:span text:style-name="T4"><text:tab/><text:tab/>printf</text:span><text:span text:style-name="T16">(</text:span><text:span text:style-name="T4"> </text:span><text:span text:style-name="T22">"Hello world from thread %i"</text:span><text:span text:style-name="T16">,</text:span><text:span text:style-name="T4"> threadId </text:span><text:span text:style-name="T16">);</text:span></text:p>
            <text:p text:style-name="P2"><text:span text:style-name="T4"><text:tab/></text:span><text:span text:style-name="T16">}</text:span></text:p>
            <text:p text:style-name="P3">};</text:p>
            <text:p text:style-name="P10"/>
            <text:p text:style-name="P2"><text:span text:style-name="T25">int</text:span><text:span text:style-name="T4"> main</text:span><text:span text:style-name="T16">()</text:span></text:p>
            <text:p text:style-name="P3">{</text:p>
            <text:p text:style-name="P2"><text:span text:style-name="T4"><text:tab/></text:span><text:span text:style-name="T48">/** assumes Ogre is initialized and sceneMgr is a valid ptr **/</text:span></text:p>
            <text:p text:style-name="P2"><text:span text:style-name="T4"><text:tab/>Ogre::SceneManager </text:span><text:span text:style-name="T16">*</text:span><text:span text:style-name="T4">sceneMgr</text:span><text:span text:style-name="T16">;</text:span></text:p>
            <text:p text:style-name="P10"><text:soft-page-break/><text:tab/></text:p>
            <text:p text:style-name="P2"><text:span text:style-name="T4"><text:tab/>MyThreadedTask myThreadedTask</text:span><text:span text:style-name="T16">;</text:span></text:p>
            <text:p text:style-name="P2"><text:span text:style-name="T4"><text:tab/>sceneMgr</text:span><text:span text:style-name="T16">-&gt;</text:span><text:span text:style-name="T4">executeUserScalableTask</text:span><text:span text:style-name="T16">(</text:span><text:span text:style-name="T4"> myThreadedTask</text:span><text:span text:style-name="T16">,</text:span><text:span text:style-name="T4"> </text:span><text:span text:style-name="T59">true</text:span><text:span text:style-name="T4"> </text:span><text:span text:style-name="T16">);</text:span></text:p>
            <text:p text:style-name="P10"><text:tab/></text:p>
            <text:p text:style-name="P2"><text:span text:style-name="T4"><text:tab/></text:span><text:span text:style-name="T59">return</text:span><text:span text:style-name="T4"> </text:span><text:span text:style-name="T61">0</text:span><text:span text:style-name="T16">;</text:span></text:p>
            <text:p text:style-name="P3">}</text:p>
          </table:table-cell>
        </table:table-row>
      </table:table>
      <text:p text:style-name="P32"/>
      <text:p text:style-name="P37"><text:span text:style-name="T35">Parameter </text:span>threadId<text:span text:style-name="T35"> is guaranteed to be in range [0; numThreads) while parameter </text:span>numThreads<text:span text:style-name="T35"> is the total number of worker threads spawned by that SceneManager.</text:span></text:p>
      <text:p text:style-name="P37">executeUserScalableTask<text:span text:style-name="T35"> will block until all threads are done. If you do not wish to block; you can pass false to the second argument and then call </text:span>waitForPendingUserScalableTask<text:span text:style-name="T35"> to block until done:</text:span></text:p>
      <table:table table:name="Tabla21" table:style-name="Tabla21">
        <table:table-column table:style-name="Tabla21.A"/>
        <table:table-row>
          <table:table-cell table:style-name="Tabla21.A1" office:value-type="string">
            <text:p text:style-name="P2"><text:span text:style-name="T26">int</text:span><text:span text:style-name="T3"> main</text:span><text:span text:style-name="T16">()</text:span></text:p>
            <text:p text:style-name="P3">{</text:p>
            <text:p text:style-name="P2"><text:span text:style-name="T4"><text:tab/></text:span><text:span text:style-name="T48">/** assumes Ogre is intialized and sceneMgr is a valid ptr **/</text:span></text:p>
            <text:p text:style-name="P2"><text:span text:style-name="T4"><text:tab/>SceneManager </text:span><text:span text:style-name="T16">*</text:span><text:span text:style-name="T4">sceneMgr</text:span><text:span text:style-name="T16">;</text:span></text:p>
            <text:p text:style-name="P10"><text:tab/></text:p>
            <text:p text:style-name="P2"><text:span text:style-name="T4"><text:tab/>MyThreadedTask myThreadedTask</text:span><text:span text:style-name="T16">;</text:span></text:p>
            <text:p text:style-name="P2"><text:span text:style-name="T4"><text:tab/>sceneMgr</text:span><text:span text:style-name="T16">-&gt;</text:span><text:span text:style-name="T4">executeUserScalableTask</text:span><text:span text:style-name="T16">(</text:span><text:span text:style-name="T4"> myThreadedTask</text:span><text:span text:style-name="T16">,</text:span><text:span text:style-name="T4"> </text:span><text:span text:style-name="T59">false</text:span><text:span text:style-name="T4"> </text:span><text:span text:style-name="T16">);</text:span></text:p>
            <text:p text:style-name="P10"/>
            <text:p text:style-name="P2"><text:span text:style-name="T4"><text:tab/>doSomeWork</text:span><text:span text:style-name="T16">();</text:span></text:p>
            <text:p text:style-name="P2"><text:span text:style-name="T4"><text:tab/>printf</text:span><text:span text:style-name="T16">(</text:span><text:span text:style-name="T4"> </text:span><text:span text:style-name="T22">"I am going to sleep now"</text:span><text:span text:style-name="T4"> </text:span><text:span text:style-name="T16">);</text:span></text:p>
            <text:p text:style-name="P10"/>
            <text:p text:style-name="P2"><text:span text:style-name="T4"><text:tab/>sceneMgr</text:span><text:span text:style-name="T16">-&gt;</text:span><text:span text:style-name="T4">waitForPendingUserScalableTask</text:span><text:span text:style-name="T16">();</text:span></text:p>
            <text:p text:style-name="P10"/>
            <text:p text:style-name="P2"><text:span text:style-name="T4"><text:tab/>printf</text:span><text:span text:style-name="T16">(</text:span><text:span text:style-name="T4"> </text:span><text:span text:style-name="T22">"All worker threads finished. Resuming execution of main thread"</text:span><text:span text:style-name="T4"> </text:span><text:span text:style-name="T16">);</text:span></text:p>
            <text:p text:style-name="P10"><text:tab/></text:p>
            <text:p text:style-name="P2"><text:span text:style-name="T4"><text:tab/></text:span><text:span text:style-name="T59">return</text:span><text:span text:style-name="T4"> </text:span><text:span text:style-name="T61">0</text:span><text:span text:style-name="T16">;</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4">You </text:span><text:span text:style-name="T37">must</text:span><text:span text:style-name="T54"> call </text:span><text:span text:style-name="T32">waitForPendingUserScalableTask</text:span><text:span text:style-name="T54"> after calling </text:span><text:span text:style-name="T32">executeUserScalableTask</text:span><text:span text:style-name="T54">( myThreadedTask, false ) before </text:span><text:span text:style-name="T32">executeUserScalableTask</text:span><text:span text:style-name="T54">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7">operations are not thread safe</text:span>:</text:p>
      <text:list xml:id="list9190976312289639103" text:style-name="L43">
        <text:list-item>
          <text:p text:style-name="P117"><text:span text:style-name="T37">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7"><text:span text:style-name="T37">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7"><text:span text:style-name="T37">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8198151498014876735" text:style-name="L44">
        <text:list-item>
          <text:p text:style-name="P118"><text:span text:style-name="T37">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8"><text:span text:style-name="T37">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8"><text:span text:style-name="T37">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55" text:outline-level="1">Performance Hints</text:h>
      <text:p text:style-name="P38">DO:</text:p>
      <text:list xml:id="list37641244" text:continue-list="list37612076" text:style-name="L45">
        <text:list-item>
          <text:p text:style-name="P119"><text:span text:style-name="T37">Sort your creation order of Entities by frequency of creation &amp; destruction (LIFO):</text:span><text:span text:style-name="T54"> Entities that will be created &amp; destroyed often should be done last. Entities that will never be destroyed should be created first, followed by Entities that will rarely be removed/destroyed.</text:span></text:p>
        </text:list-item>
        <text:list-item>
          <text:p text:style-name="P119"><text:span text:style-name="T37">Use Instancing whenever possible:</text:span> InstancedObjects are lightweight, have less RenderQueue and API draw call overhead</text:p>
        </text:list-item>
        <text:list-item>
          <text:p text:style-name="P119"><text:span text:style-name="T37">Reduce the number of bones in a rig to the minimum necessary.</text:span> Specially if there are going to be many copies of it</text:p>
        </text:list-item>
        <text:list-item>
          <text:p text:style-name="P11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9"/>
        </text:list-item>
      </text:list>
      <text:p text:style-name="P38">DON'T:</text:p>
      <text:list xml:id="list4119263102171566653" text:style-name="L46">
        <text:list-item>
          <text:p text:style-name="P120">Don't update objects created as SCENE_STATIC very often. Updating just one SceneNode or Entity will force to update many of them, possibly all; thus nullifying the performance benefits from SCENE_STATIC .</text:p>
        </text:list-item>
        <text:list-item>
          <text:p text:style-name="P120">Don't create objects that never move, rotate or scale as SCENE_DYNAMIC</text:p>
        </text:list-item>
        <text:list-item>
          <text:p text:style-name="P12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2-11T17:46:17.10</dc:date>
    <meta:editing-duration>P1DT4H36M16S</meta:editing-duration>
    <meta:editing-cycles>893</meta:editing-cycles>
    <meta:generator>OpenOffice/4.0.1$Win32 OpenOffice.org_project/401m5$Build-9714</meta:generator>
    <dc:creator>Matías N. Goldberg</dc:creator>
    <meta:document-statistic meta:table-count="50" meta:image-count="8" meta:object-count="1" meta:page-count="58" meta:paragraph-count="1139" meta:word-count="17100" meta:character-count="106343"/>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